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561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5.999cm" svg:height="8.999cm" svg:x="23.238cm" svg:y="0.1cm">
            <draw:object draw:notify-on-update-of-ranges="output.L1:output.L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e</text:p>
          </table:table-cell>
          <table:table-cell office:value-type="date" office:date-value="2009-03-04" calcext:value-type="date">
            <text:p>2009-03-04</text:p>
          </table:table-cell>
          <table:table-cell office:value-type="string" calcext:value-type="string">
            <text:p><text:s/>price</text:p>
          </table:table-cell>
          <table:table-cell office:value-type="float" office:value="1.2633" calcext:value-type="float">
            <text:p>1.2633</text:p>
          </table:table-cell>
          <table:table-cell office:value-type="string" calcext:value-type="string">
            <text:p><text:s/>Account Bala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in 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ota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ate</text:p>
          </table:table-cell>
          <table:table-cell office:value-type="date" office:date-value="2009-03-05" calcext:value-type="date">
            <text:p>2009-03-05</text:p>
          </table:table-cell>
          <table:table-cell office:value-type="string" calcext:value-type="string">
            <text:p><text:s/>price</text:p>
          </table:table-cell>
          <table:table-cell office:value-type="float" office:value="1.25445" calcext:value-type="float">
            <text:p>1.25445</text:p>
          </table:table-cell>
          <table:table-cell office:value-type="string" calcext:value-type="string">
            <text:p><text:s/>Account Balance</text:p>
          </table:table-cell>
          <table:table-cell office:value-type="float" office:value="9850" calcext:value-type="float">
            <text:p>9850</text:p>
          </table:table-cell>
          <table:table-cell office:value-type="string" calcext:value-type="string">
            <text:p><text:s/>in play</text:p>
          </table:table-cell>
          <table:table-cell office:value-type="float" office:value="148.949180717169" calcext:value-type="float">
            <text:p>148.949180717169</text:p>
          </table:table-cell>
          <table:table-cell office:value-type="string" calcext:value-type="string">
            <text:p><text:s/>total</text:p>
          </table:table-cell>
          <table:table-cell office:value-type="float" office:value="9998.94918071717" calcext:value-type="float">
            <text:p>9998.9491807171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e</text:p>
          </table:table-cell>
          <table:table-cell office:value-type="date" office:date-value="2009-03-06" calcext:value-type="date">
            <text:p>2009-03-06</text:p>
          </table:table-cell>
          <table:table-cell office:value-type="string" calcext:value-type="string">
            <text:p><text:s/>price</text:p>
          </table:table-cell>
          <table:table-cell office:value-type="float" office:value="1.26485" calcext:value-type="float">
            <text:p>1.26485</text:p>
          </table:table-cell>
          <table:table-cell office:value-type="string" calcext:value-type="string">
            <text:p><text:s/>Account Balance</text:p>
          </table:table-cell>
          <table:table-cell office:value-type="float" office:value="9702.25" calcext:value-type="float">
            <text:p>9702.25</text:p>
          </table:table-cell>
          <table:table-cell office:value-type="string" calcext:value-type="string">
            <text:p><text:s/>in play</text:p>
          </table:table-cell>
          <table:table-cell office:value-type="float" office:value="299.158961082635" calcext:value-type="float">
            <text:p>299.158961082635</text:p>
          </table:table-cell>
          <table:table-cell office:value-type="string" calcext:value-type="string">
            <text:p><text:s/>total</text:p>
          </table:table-cell>
          <table:table-cell office:value-type="float" office:value="10001.4089610826" calcext:value-type="float">
            <text:p>10001.408961082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ate</text:p>
          </table:table-cell>
          <table:table-cell office:value-type="date" office:date-value="2009-03-07" calcext:value-type="date">
            <text:p>2009-03-07</text:p>
          </table:table-cell>
          <table:table-cell office:value-type="string" calcext:value-type="string">
            <text:p><text:s/>price</text:p>
          </table:table-cell>
          <table:table-cell office:value-type="float" office:value="1.26485" calcext:value-type="float">
            <text:p>1.26485</text:p>
          </table:table-cell>
          <table:table-cell office:value-type="string" calcext:value-type="string">
            <text:p><text:s/>Account Balance</text:p>
          </table:table-cell>
          <table:table-cell office:value-type="float" office:value="9556.71625" calcext:value-type="float">
            <text:p>9556.71625</text:p>
          </table:table-cell>
          <table:table-cell office:value-type="string" calcext:value-type="string">
            <text:p><text:s/>in play</text:p>
          </table:table-cell>
          <table:table-cell office:value-type="float" office:value="444.692711082635" calcext:value-type="float">
            <text:p>444.692711082635</text:p>
          </table:table-cell>
          <table:table-cell office:value-type="string" calcext:value-type="string">
            <text:p><text:s/>total</text:p>
          </table:table-cell>
          <table:table-cell office:value-type="float" office:value="10001.4089610826" calcext:value-type="float">
            <text:p>10001.408961082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ate</text:p>
          </table:table-cell>
          <table:table-cell office:value-type="date" office:date-value="2009-03-08" calcext:value-type="date">
            <text:p>2009-03-08</text:p>
          </table:table-cell>
          <table:table-cell office:value-type="string" calcext:value-type="string">
            <text:p><text:s/>price</text:p>
          </table:table-cell>
          <table:table-cell office:value-type="float" office:value="1.2715" calcext:value-type="float">
            <text:p>1.2715</text:p>
          </table:table-cell>
          <table:table-cell office:value-type="string" calcext:value-type="string">
            <text:p><text:s/>Account Balance</text:p>
          </table:table-cell>
          <table:table-cell office:value-type="float" office:value="9413.36550625" calcext:value-type="float">
            <text:p>9413.36550625</text:p>
          </table:table-cell>
          <table:table-cell office:value-type="string" calcext:value-type="string">
            <text:p><text:s/>in play</text:p>
          </table:table-cell>
          <table:table-cell office:value-type="float" office:value="591.135117065024" calcext:value-type="float">
            <text:p>591.135117065024</text:p>
          </table:table-cell>
          <table:table-cell office:value-type="string" calcext:value-type="string">
            <text:p><text:s/>total</text:p>
          </table:table-cell>
          <table:table-cell office:value-type="float" office:value="10004.500623315" calcext:value-type="float">
            <text:p>10004.50062331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ate</text:p>
          </table:table-cell>
          <table:table-cell office:value-type="date" office:date-value="2009-03-09" calcext:value-type="date">
            <text:p>2009-03-09</text:p>
          </table:table-cell>
          <table:table-cell office:value-type="string" calcext:value-type="string">
            <text:p><text:s/>price</text:p>
          </table:table-cell>
          <table:table-cell office:value-type="float" office:value="1.2618" calcext:value-type="float">
            <text:p>1.2618</text:p>
          </table:table-cell>
          <table:table-cell office:value-type="string" calcext:value-type="string">
            <text:p><text:s/>Account Balance</text:p>
          </table:table-cell>
          <table:table-cell office:value-type="float" office:value="9272.16502365625" calcext:value-type="float">
            <text:p>9272.16502365625</text:p>
          </table:table-cell>
          <table:table-cell office:value-type="string" calcext:value-type="string">
            <text:p><text:s/>in play</text:p>
          </table:table-cell>
          <table:table-cell office:value-type="float" office:value="726.748768894566" calcext:value-type="float">
            <text:p>726.748768894566</text:p>
          </table:table-cell>
          <table:table-cell office:value-type="string" calcext:value-type="string">
            <text:p><text:s/>total</text:p>
          </table:table-cell>
          <table:table-cell office:value-type="float" office:value="9998.91379255082" calcext:value-type="float">
            <text:p>9998.9137925508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ate</text:p>
          </table:table-cell>
          <table:table-cell office:value-type="date" office:date-value="2009-03-10" calcext:value-type="date">
            <text:p>2009-03-10</text:p>
          </table:table-cell>
          <table:table-cell office:value-type="string" calcext:value-type="string">
            <text:p><text:s/>price</text:p>
          </table:table-cell>
          <table:table-cell office:value-type="float" office:value="1.27145" calcext:value-type="float">
            <text:p>1.27145</text:p>
          </table:table-cell>
          <table:table-cell office:value-type="string" calcext:value-type="string">
            <text:p><text:s/>Account Balance</text:p>
          </table:table-cell>
          <table:table-cell office:value-type="float" office:value="9133.08254830141" calcext:value-type="float">
            <text:p>9133.08254830141</text:p>
          </table:table-cell>
          <table:table-cell office:value-type="string" calcext:value-type="string">
            <text:p><text:s/>in play</text:p>
          </table:table-cell>
          <table:table-cell office:value-type="float" office:value="872.452952528857" calcext:value-type="float">
            <text:p>872.452952528857</text:p>
          </table:table-cell>
          <table:table-cell office:value-type="string" calcext:value-type="string">
            <text:p><text:s/>total</text:p>
          </table:table-cell>
          <table:table-cell office:value-type="float" office:value="10005.5355008303" calcext:value-type="float">
            <text:p>10005.535500830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date</text:p>
          </table:table-cell>
          <table:table-cell office:value-type="date" office:date-value="2009-03-11" calcext:value-type="date">
            <text:p>2009-03-11</text:p>
          </table:table-cell>
          <table:table-cell office:value-type="string" calcext:value-type="string">
            <text:p><text:s/>price</text:p>
          </table:table-cell>
          <table:table-cell office:value-type="float" office:value="1.2805" calcext:value-type="float">
            <text:p>1.2805</text:p>
          </table:table-cell>
          <table:table-cell office:value-type="string" calcext:value-type="string">
            <text:p><text:s/>Account Balance</text:p>
          </table:table-cell>
          <table:table-cell office:value-type="float" office:value="8996.08631007689" calcext:value-type="float">
            <text:p>8996.08631007689</text:p>
          </table:table-cell>
          <table:table-cell office:value-type="string" calcext:value-type="string">
            <text:p><text:s/>in play</text:p>
          </table:table-cell>
          <table:table-cell office:value-type="float" office:value="1016.63430631146" calcext:value-type="float">
            <text:p>1016.63430631146</text:p>
          </table:table-cell>
          <table:table-cell office:value-type="string" calcext:value-type="string">
            <text:p><text:s/>total</text:p>
          </table:table-cell>
          <table:table-cell office:value-type="float" office:value="10012.7206163883" calcext:value-type="float">
            <text:p>10012.720616388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ate</text:p>
          </table:table-cell>
          <table:table-cell office:value-type="date" office:date-value="2009-03-12" calcext:value-type="date">
            <text:p>2009-03-12</text:p>
          </table:table-cell>
          <table:table-cell office:value-type="string" calcext:value-type="string">
            <text:p><text:s/>price</text:p>
          </table:table-cell>
          <table:table-cell office:value-type="float" office:value="1.2897" calcext:value-type="float">
            <text:p>1.2897</text:p>
          </table:table-cell>
          <table:table-cell office:value-type="string" calcext:value-type="string">
            <text:p><text:s/>Account Balance</text:p>
          </table:table-cell>
          <table:table-cell office:value-type="float" office:value="8861.14501542573" calcext:value-type="float">
            <text:p>8861.14501542573</text:p>
          </table:table-cell>
          <table:table-cell office:value-type="string" calcext:value-type="string">
            <text:p><text:s/>in play</text:p>
          </table:table-cell>
          <table:table-cell office:value-type="float" office:value="1159.84931867355" calcext:value-type="float">
            <text:p>1159.84931867355</text:p>
          </table:table-cell>
          <table:table-cell office:value-type="string" calcext:value-type="string">
            <text:p><text:s/>total</text:p>
          </table:table-cell>
          <table:table-cell office:value-type="float" office:value="10020.9943340993" calcext:value-type="float">
            <text:p>10020.994334099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ate</text:p>
          </table:table-cell>
          <table:table-cell office:value-type="date" office:date-value="2009-03-13" calcext:value-type="date">
            <text:p>2009-03-13</text:p>
          </table:table-cell>
          <table:table-cell office:value-type="string" calcext:value-type="string">
            <text:p><text:s/>price</text:p>
          </table:table-cell>
          <table:table-cell office:value-type="float" office:value="1.2928" calcext:value-type="float">
            <text:p>1.2928</text:p>
          </table:table-cell>
          <table:table-cell office:value-type="string" calcext:value-type="string">
            <text:p><text:s/>Account Balance</text:p>
          </table:table-cell>
          <table:table-cell office:value-type="float" office:value="8728.22784019435" calcext:value-type="float">
            <text:p>8728.22784019435</text:p>
          </table:table-cell>
          <table:table-cell office:value-type="string" calcext:value-type="string">
            <text:p><text:s/>in play</text:p>
          </table:table-cell>
          <table:table-cell office:value-type="float" office:value="1295.87386471296" calcext:value-type="float">
            <text:p>1295.87386471296</text:p>
          </table:table-cell>
          <table:table-cell office:value-type="string" calcext:value-type="string">
            <text:p><text:s/>total</text:p>
          </table:table-cell>
          <table:table-cell office:value-type="float" office:value="10024.1017049073" calcext:value-type="float">
            <text:p>10024.101704907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ate</text:p>
          </table:table-cell>
          <table:table-cell office:value-type="date" office:date-value="2009-03-14" calcext:value-type="date">
            <text:p>2009-03-14</text:p>
          </table:table-cell>
          <table:table-cell office:value-type="string" calcext:value-type="string">
            <text:p><text:s/>price</text:p>
          </table:table-cell>
          <table:table-cell office:value-type="float" office:value="1.2928" calcext:value-type="float">
            <text:p>1.2928</text:p>
          </table:table-cell>
          <table:table-cell office:value-type="string" calcext:value-type="string">
            <text:p><text:s/>Account Balance</text:p>
          </table:table-cell>
          <table:table-cell office:value-type="float" office:value="8597.30442259143" calcext:value-type="float">
            <text:p>8597.30442259143</text:p>
          </table:table-cell>
          <table:table-cell office:value-type="string" calcext:value-type="string">
            <text:p><text:s/>in play</text:p>
          </table:table-cell>
          <table:table-cell office:value-type="float" office:value="1426.79728231587" calcext:value-type="float">
            <text:p>1426.79728231587</text:p>
          </table:table-cell>
          <table:table-cell office:value-type="string" calcext:value-type="string">
            <text:p><text:s/>total</text:p>
          </table:table-cell>
          <table:table-cell office:value-type="float" office:value="10024.1017049073" calcext:value-type="float">
            <text:p>10024.101704907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ate</text:p>
          </table:table-cell>
          <table:table-cell office:value-type="date" office:date-value="2009-03-15" calcext:value-type="date">
            <text:p>2009-03-15</text:p>
          </table:table-cell>
          <table:table-cell office:value-type="string" calcext:value-type="string">
            <text:p><text:s/>price</text:p>
          </table:table-cell>
          <table:table-cell office:value-type="float" office:value="1.28805" calcext:value-type="float">
            <text:p>1.28805</text:p>
          </table:table-cell>
          <table:table-cell office:value-type="string" calcext:value-type="string">
            <text:p><text:s/>Account Balance</text:p>
          </table:table-cell>
          <table:table-cell office:value-type="float" office:value="8468.34485625256" calcext:value-type="float">
            <text:p>8468.34485625256</text:p>
          </table:table-cell>
          <table:table-cell office:value-type="string" calcext:value-type="string">
            <text:p><text:s/>in play</text:p>
          </table:table-cell>
          <table:table-cell office:value-type="float" office:value="1550.040693773" calcext:value-type="float">
            <text:p>1550.040693773</text:p>
          </table:table-cell>
          <table:table-cell office:value-type="string" calcext:value-type="string">
            <text:p><text:s/>total</text:p>
          </table:table-cell>
          <table:table-cell office:value-type="float" office:value="10018.3855500256" calcext:value-type="float">
            <text:p>10018.385550025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ate</text:p>
          </table:table-cell>
          <table:table-cell office:value-type="date" office:date-value="2009-03-16" calcext:value-type="date">
            <text:p>2009-03-16</text:p>
          </table:table-cell>
          <table:table-cell office:value-type="string" calcext:value-type="string">
            <text:p><text:s/>price</text:p>
          </table:table-cell>
          <table:table-cell office:value-type="float" office:value="1.2974" calcext:value-type="float">
            <text:p>1.2974</text:p>
          </table:table-cell>
          <table:table-cell office:value-type="string" calcext:value-type="string">
            <text:p><text:s/>Account Balance</text:p>
          </table:table-cell>
          <table:table-cell office:value-type="float" office:value="8341.31968340877" calcext:value-type="float">
            <text:p>8341.31968340877</text:p>
          </table:table-cell>
          <table:table-cell office:value-type="string" calcext:value-type="string">
            <text:p><text:s/>in play</text:p>
          </table:table-cell>
          <table:table-cell office:value-type="float" office:value="1689.23974639853" calcext:value-type="float">
            <text:p>1689.23974639853</text:p>
          </table:table-cell>
          <table:table-cell office:value-type="string" calcext:value-type="string">
            <text:p><text:s/>total</text:p>
          </table:table-cell>
          <table:table-cell office:value-type="float" office:value="10030.5594298073" calcext:value-type="float">
            <text:p>10030.559429807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ate</text:p>
          </table:table-cell>
          <table:table-cell office:value-type="date" office:date-value="2009-03-17" calcext:value-type="date">
            <text:p>2009-03-17</text:p>
          </table:table-cell>
          <table:table-cell office:value-type="string" calcext:value-type="string">
            <text:p><text:s/>price</text:p>
          </table:table-cell>
          <table:table-cell office:value-type="float" office:value="1.3032" calcext:value-type="float">
            <text:p>1.3032</text:p>
          </table:table-cell>
          <table:table-cell office:value-type="string" calcext:value-type="string">
            <text:p><text:s/>Account Balance</text:p>
          </table:table-cell>
          <table:table-cell office:value-type="float" office:value="8216.19988815764" calcext:value-type="float">
            <text:p>8216.19988815764</text:p>
          </table:table-cell>
          <table:table-cell office:value-type="string" calcext:value-type="string">
            <text:p><text:s/>in play</text:p>
          </table:table-cell>
          <table:table-cell office:value-type="float" office:value="1822.47059864177" calcext:value-type="float">
            <text:p>1822.47059864177</text:p>
          </table:table-cell>
          <table:table-cell office:value-type="string" calcext:value-type="string">
            <text:p><text:s/>total</text:p>
          </table:table-cell>
          <table:table-cell office:value-type="float" office:value="10038.6704867994" calcext:value-type="float">
            <text:p>10038.6704867994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ate</text:p>
          </table:table-cell>
          <table:table-cell office:value-type="date" office:date-value="2009-03-18" calcext:value-type="date">
            <text:p>2009-03-18</text:p>
          </table:table-cell>
          <table:table-cell office:value-type="string" calcext:value-type="string">
            <text:p><text:s/>price</text:p>
          </table:table-cell>
          <table:table-cell office:value-type="float" office:value="1.3487" calcext:value-type="float">
            <text:p>1.3487</text:p>
          </table:table-cell>
          <table:table-cell office:value-type="string" calcext:value-type="string">
            <text:p><text:s/>Account Balance</text:p>
          </table:table-cell>
          <table:table-cell office:value-type="float" office:value="8092.95688983527" calcext:value-type="float">
            <text:p>8092.95688983527</text:p>
          </table:table-cell>
          <table:table-cell office:value-type="string" calcext:value-type="string">
            <text:p><text:s/>in play</text:p>
          </table:table-cell>
          <table:table-cell office:value-type="float" office:value="2013.64635376422" calcext:value-type="float">
            <text:p>2013.64635376422</text:p>
          </table:table-cell>
          <table:table-cell office:value-type="string" calcext:value-type="string">
            <text:p><text:s/>total</text:p>
          </table:table-cell>
          <table:table-cell office:value-type="float" office:value="10106.6032435995" calcext:value-type="float">
            <text:p>10106.603243599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date</text:p>
          </table:table-cell>
          <table:table-cell office:value-type="date" office:date-value="2009-03-19" calcext:value-type="date">
            <text:p>2009-03-19</text:p>
          </table:table-cell>
          <table:table-cell office:value-type="string" calcext:value-type="string">
            <text:p><text:s/>price</text:p>
          </table:table-cell>
          <table:table-cell office:value-type="float" office:value="1.36595" calcext:value-type="float">
            <text:p>1.36595</text:p>
          </table:table-cell>
          <table:table-cell office:value-type="string" calcext:value-type="string">
            <text:p><text:s/>Account Balance</text:p>
          </table:table-cell>
          <table:table-cell office:value-type="float" office:value="7971.56253648774" calcext:value-type="float">
            <text:p>7971.56253648774</text:p>
          </table:table-cell>
          <table:table-cell office:value-type="string" calcext:value-type="string">
            <text:p><text:s/>in play</text:p>
          </table:table-cell>
          <table:table-cell office:value-type="float" office:value="2162.34807880129" calcext:value-type="float">
            <text:p>2162.34807880129</text:p>
          </table:table-cell>
          <table:table-cell office:value-type="string" calcext:value-type="string">
            <text:p><text:s/>total</text:p>
          </table:table-cell>
          <table:table-cell office:value-type="float" office:value="10133.910615289" calcext:value-type="float">
            <text:p>10133.910615289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date</text:p>
          </table:table-cell>
          <table:table-cell office:value-type="date" office:date-value="2009-03-20" calcext:value-type="date">
            <text:p>2009-03-20</text:p>
          </table:table-cell>
          <table:table-cell office:value-type="string" calcext:value-type="string">
            <text:p><text:s/>price</text:p>
          </table:table-cell>
          <table:table-cell office:value-type="float" office:value="1.35795" calcext:value-type="float">
            <text:p>1.35795</text:p>
          </table:table-cell>
          <table:table-cell office:value-type="string" calcext:value-type="string">
            <text:p><text:s/>Account Balance</text:p>
          </table:table-cell>
          <table:table-cell office:value-type="float" office:value="7851.98909844043" calcext:value-type="float">
            <text:p>7851.98909844043</text:p>
          </table:table-cell>
          <table:table-cell office:value-type="string" calcext:value-type="string">
            <text:p><text:s/>in play</text:p>
          </table:table-cell>
          <table:table-cell office:value-type="float" office:value="2268.55691921707" calcext:value-type="float">
            <text:p>2268.55691921707</text:p>
          </table:table-cell>
          <table:table-cell office:value-type="string" calcext:value-type="string">
            <text:p><text:s/>total</text:p>
          </table:table-cell>
          <table:table-cell office:value-type="float" office:value="10120.5460176575" calcext:value-type="float">
            <text:p>10120.546017657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date</text:p>
          </table:table-cell>
          <table:table-cell office:value-type="date" office:date-value="2009-03-21" calcext:value-type="date">
            <text:p>2009-03-21</text:p>
          </table:table-cell>
          <table:table-cell office:value-type="string" calcext:value-type="string">
            <text:p><text:s/>price</text:p>
          </table:table-cell>
          <table:table-cell office:value-type="float" office:value="1.35795" calcext:value-type="float">
            <text:p>1.35795</text:p>
          </table:table-cell>
          <table:table-cell office:value-type="string" calcext:value-type="string">
            <text:p><text:s/>Account Balance</text:p>
          </table:table-cell>
          <table:table-cell office:value-type="float" office:value="7734.20926196382" calcext:value-type="float">
            <text:p>7734.20926196382</text:p>
          </table:table-cell>
          <table:table-cell office:value-type="string" calcext:value-type="string">
            <text:p><text:s/>in play</text:p>
          </table:table-cell>
          <table:table-cell office:value-type="float" office:value="2386.33675569368" calcext:value-type="float">
            <text:p>2386.33675569368</text:p>
          </table:table-cell>
          <table:table-cell office:value-type="string" calcext:value-type="string">
            <text:p><text:s/>total</text:p>
          </table:table-cell>
          <table:table-cell office:value-type="float" office:value="10120.5460176575" calcext:value-type="float">
            <text:p>10120.546017657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ate</text:p>
          </table:table-cell>
          <table:table-cell office:value-type="date" office:date-value="2009-03-22" calcext:value-type="date">
            <text:p>2009-03-22</text:p>
          </table:table-cell>
          <table:table-cell office:value-type="string" calcext:value-type="string">
            <text:p><text:s/>price</text:p>
          </table:table-cell>
          <table:table-cell office:value-type="float" office:value="1.36265" calcext:value-type="float">
            <text:p>1.36265</text:p>
          </table:table-cell>
          <table:table-cell office:value-type="string" calcext:value-type="string">
            <text:p><text:s/>Account Balance</text:p>
          </table:table-cell>
          <table:table-cell office:value-type="float" office:value="7618.19612303436" calcext:value-type="float">
            <text:p>7618.19612303436</text:p>
          </table:table-cell>
          <table:table-cell office:value-type="string" calcext:value-type="string">
            <text:p><text:s/>in play</text:p>
          </table:table-cell>
          <table:table-cell office:value-type="float" office:value="2511.01077647058" calcext:value-type="float">
            <text:p>2511.01077647058</text:p>
          </table:table-cell>
          <table:table-cell office:value-type="string" calcext:value-type="string">
            <text:p><text:s/>total</text:p>
          </table:table-cell>
          <table:table-cell office:value-type="float" office:value="10129.2068995049" calcext:value-type="float">
            <text:p>10129.2068995049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date</text:p>
          </table:table-cell>
          <table:table-cell office:value-type="date" office:date-value="2009-03-23" calcext:value-type="date">
            <text:p>2009-03-23</text:p>
          </table:table-cell>
          <table:table-cell office:value-type="string" calcext:value-type="string">
            <text:p><text:s/>price</text:p>
          </table:table-cell>
          <table:table-cell office:value-type="float" office:value="1.36175" calcext:value-type="float">
            <text:p>1.36175</text:p>
          </table:table-cell>
          <table:table-cell office:value-type="string" calcext:value-type="string">
            <text:p><text:s/>Account Balance</text:p>
          </table:table-cell>
          <table:table-cell office:value-type="float" office:value="7503.92318118885" calcext:value-type="float">
            <text:p>7503.92318118885</text:p>
          </table:table-cell>
          <table:table-cell office:value-type="string" calcext:value-type="string">
            <text:p><text:s/>in play</text:p>
          </table:table-cell>
          <table:table-cell office:value-type="float" office:value="2623.54977684434" calcext:value-type="float">
            <text:p>2623.54977684434</text:p>
          </table:table-cell>
          <table:table-cell office:value-type="string" calcext:value-type="string">
            <text:p><text:s/>total</text:p>
          </table:table-cell>
          <table:table-cell office:value-type="float" office:value="10127.4729580332" calcext:value-type="float">
            <text:p>10127.472958033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ate</text:p>
          </table:table-cell>
          <table:table-cell office:value-type="date" office:date-value="2009-03-24" calcext:value-type="date">
            <text:p>2009-03-24</text:p>
          </table:table-cell>
          <table:table-cell office:value-type="string" calcext:value-type="string">
            <text:p><text:s/>price</text:p>
          </table:table-cell>
          <table:table-cell office:value-type="float" office:value="1.3481" calcext:value-type="float">
            <text:p>1.3481</text:p>
          </table:table-cell>
          <table:table-cell office:value-type="string" calcext:value-type="string">
            <text:p><text:s/>Account Balance</text:p>
          </table:table-cell>
          <table:table-cell office:value-type="float" office:value="7391.36433347102" calcext:value-type="float">
            <text:p>7391.36433347102</text:p>
          </table:table-cell>
          <table:table-cell office:value-type="string" calcext:value-type="string">
            <text:p><text:s/>in play</text:p>
          </table:table-cell>
          <table:table-cell office:value-type="float" office:value="2708.68223739472" calcext:value-type="float">
            <text:p>2708.68223739472</text:p>
          </table:table-cell>
          <table:table-cell office:value-type="string" calcext:value-type="string">
            <text:p><text:s/>total</text:p>
          </table:table-cell>
          <table:table-cell office:value-type="float" office:value="10100.0465708657" calcext:value-type="float">
            <text:p>10100.046570865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date</text:p>
          </table:table-cell>
          <table:table-cell office:value-type="date" office:date-value="2009-03-25" calcext:value-type="date">
            <text:p>2009-03-25</text:p>
          </table:table-cell>
          <table:table-cell office:value-type="string" calcext:value-type="string">
            <text:p><text:s/>price</text:p>
          </table:table-cell>
          <table:table-cell office:value-type="float" office:value="1.3574" calcext:value-type="float">
            <text:p>1.3574</text:p>
          </table:table-cell>
          <table:table-cell office:value-type="string" calcext:value-type="string">
            <text:p><text:s/>Account Balance</text:p>
          </table:table-cell>
          <table:table-cell office:value-type="float" office:value="7280.49386846895" calcext:value-type="float">
            <text:p>7280.49386846895</text:p>
          </table:table-cell>
          <table:table-cell office:value-type="string" calcext:value-type="string">
            <text:p><text:s/>in play</text:p>
          </table:table-cell>
          <table:table-cell office:value-type="float" office:value="2839.00366310615" calcext:value-type="float">
            <text:p>2839.00366310615</text:p>
          </table:table-cell>
          <table:table-cell office:value-type="string" calcext:value-type="string">
            <text:p><text:s/>total</text:p>
          </table:table-cell>
          <table:table-cell office:value-type="float" office:value="10119.4975315751" calcext:value-type="float">
            <text:p>10119.497531575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ate</text:p>
          </table:table-cell>
          <table:table-cell office:value-type="date" office:date-value="2009-03-26" calcext:value-type="date">
            <text:p>2009-03-26</text:p>
          </table:table-cell>
          <table:table-cell office:value-type="string" calcext:value-type="string">
            <text:p><text:s/>price</text:p>
          </table:table-cell>
          <table:table-cell office:value-type="float" office:value="1.3527" calcext:value-type="float">
            <text:p>1.3527</text:p>
          </table:table-cell>
          <table:table-cell office:value-type="string" calcext:value-type="string">
            <text:p><text:s/>Account Balance</text:p>
          </table:table-cell>
          <table:table-cell office:value-type="float" office:value="7171.28646044192" calcext:value-type="float">
            <text:p>7171.28646044192</text:p>
          </table:table-cell>
          <table:table-cell office:value-type="string" calcext:value-type="string">
            <text:p><text:s/>in play</text:p>
          </table:table-cell>
          <table:table-cell office:value-type="float" office:value="2938.0028848695" calcext:value-type="float">
            <text:p>2938.0028848695</text:p>
          </table:table-cell>
          <table:table-cell office:value-type="string" calcext:value-type="string">
            <text:p><text:s/>total</text:p>
          </table:table-cell>
          <table:table-cell office:value-type="float" office:value="10109.2893453114" calcext:value-type="float">
            <text:p>10109.2893453114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ate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<text:s/>price</text:p>
          </table:table-cell>
          <table:table-cell office:value-type="float" office:value="1.3287" calcext:value-type="float">
            <text:p>1.3287</text:p>
          </table:table-cell>
          <table:table-cell office:value-type="string" calcext:value-type="string">
            <text:p><text:s/>Account Balance</text:p>
          </table:table-cell>
          <table:table-cell office:value-type="float" office:value="7063.71716353529" calcext:value-type="float">
            <text:p>7063.71716353529</text:p>
          </table:table-cell>
          <table:table-cell office:value-type="string" calcext:value-type="string">
            <text:p><text:s/>in play</text:p>
          </table:table-cell>
          <table:table-cell office:value-type="float" office:value="2991.5367471915" calcext:value-type="float">
            <text:p>2991.5367471915</text:p>
          </table:table-cell>
          <table:table-cell office:value-type="string" calcext:value-type="string">
            <text:p><text:s/>total</text:p>
          </table:table-cell>
          <table:table-cell office:value-type="float" office:value="10055.2539107268" calcext:value-type="float">
            <text:p>10055.2539107268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ate</text:p>
          </table:table-cell>
          <table:table-cell office:value-type="date" office:date-value="2009-03-28" calcext:value-type="date">
            <text:p>2009-03-28</text:p>
          </table:table-cell>
          <table:table-cell office:value-type="string" calcext:value-type="string">
            <text:p><text:s/>price</text:p>
          </table:table-cell>
          <table:table-cell office:value-type="float" office:value="1.3287" calcext:value-type="float">
            <text:p>1.3287</text:p>
          </table:table-cell>
          <table:table-cell office:value-type="string" calcext:value-type="string">
            <text:p><text:s/>Account Balance</text:p>
          </table:table-cell>
          <table:table-cell office:value-type="float" office:value="6957.76140608226" calcext:value-type="float">
            <text:p>6957.76140608226</text:p>
          </table:table-cell>
          <table:table-cell office:value-type="string" calcext:value-type="string">
            <text:p><text:s/>in play</text:p>
          </table:table-cell>
          <table:table-cell office:value-type="float" office:value="3097.49250464453" calcext:value-type="float">
            <text:p>3097.49250464453</text:p>
          </table:table-cell>
          <table:table-cell office:value-type="string" calcext:value-type="string">
            <text:p><text:s/>total</text:p>
          </table:table-cell>
          <table:table-cell office:value-type="float" office:value="10055.2539107268" calcext:value-type="float">
            <text:p>10055.2539107268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ate</text:p>
          </table:table-cell>
          <table:table-cell office:value-type="date" office:date-value="2009-03-29" calcext:value-type="date">
            <text:p>2009-03-29</text:p>
          </table:table-cell>
          <table:table-cell office:value-type="string" calcext:value-type="string">
            <text:p><text:s/>price</text:p>
          </table:table-cell>
          <table:table-cell office:value-type="float" office:value="1.3266" calcext:value-type="float">
            <text:p>1.3266</text:p>
          </table:table-cell>
          <table:table-cell office:value-type="string" calcext:value-type="string">
            <text:p><text:s/>Account Balance</text:p>
          </table:table-cell>
          <table:table-cell office:value-type="float" office:value="6853.39498499103" calcext:value-type="float">
            <text:p>6853.39498499103</text:p>
          </table:table-cell>
          <table:table-cell office:value-type="string" calcext:value-type="string">
            <text:p><text:s/>in play</text:p>
          </table:table-cell>
          <table:table-cell office:value-type="float" office:value="3196.79841264474" calcext:value-type="float">
            <text:p>3196.79841264474</text:p>
          </table:table-cell>
          <table:table-cell office:value-type="string" calcext:value-type="string">
            <text:p><text:s/>total</text:p>
          </table:table-cell>
          <table:table-cell office:value-type="float" office:value="10050.1933976358" calcext:value-type="float">
            <text:p>10050.1933976358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ate</text:p>
          </table:table-cell>
          <table:table-cell office:value-type="date" office:date-value="2009-03-30" calcext:value-type="date">
            <text:p>2009-03-30</text:p>
          </table:table-cell>
          <table:table-cell office:value-type="string" calcext:value-type="string">
            <text:p><text:s/>price</text:p>
          </table:table-cell>
          <table:table-cell office:value-type="float" office:value="1.31875" calcext:value-type="float">
            <text:p>1.31875</text:p>
          </table:table-cell>
          <table:table-cell office:value-type="string" calcext:value-type="string">
            <text:p><text:s/>Account Balance</text:p>
          </table:table-cell>
          <table:table-cell office:value-type="float" office:value="6750.59406021616" calcext:value-type="float">
            <text:p>6750.59406021616</text:p>
          </table:table-cell>
          <table:table-cell office:value-type="string" calcext:value-type="string">
            <text:p><text:s/>in play</text:p>
          </table:table-cell>
          <table:table-cell office:value-type="float" office:value="3280.07434510938" calcext:value-type="float">
            <text:p>3280.07434510938</text:p>
          </table:table-cell>
          <table:table-cell office:value-type="string" calcext:value-type="string">
            <text:p><text:s/>total</text:p>
          </table:table-cell>
          <table:table-cell office:value-type="float" office:value="10030.6684053255" calcext:value-type="float">
            <text:p>10030.668405325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ate</text:p>
          </table:table-cell>
          <table:table-cell office:value-type="date" office:date-value="2009-03-31" calcext:value-type="date">
            <text:p>2009-03-31</text:p>
          </table:table-cell>
          <table:table-cell office:value-type="string" calcext:value-type="string">
            <text:p><text:s/>price</text:p>
          </table:table-cell>
          <table:table-cell office:value-type="float" office:value="1.3256" calcext:value-type="float">
            <text:p>1.3256</text:p>
          </table:table-cell>
          <table:table-cell office:value-type="string" calcext:value-type="string">
            <text:p><text:s/>Account Balance</text:p>
          </table:table-cell>
          <table:table-cell office:value-type="float" office:value="6649.33514931292" calcext:value-type="float">
            <text:p>6649.33514931292</text:p>
          </table:table-cell>
          <table:table-cell office:value-type="string" calcext:value-type="string">
            <text:p><text:s/>in play</text:p>
          </table:table-cell>
          <table:table-cell office:value-type="float" office:value="3398.89695861257" calcext:value-type="float">
            <text:p>3398.89695861257</text:p>
          </table:table-cell>
          <table:table-cell office:value-type="string" calcext:value-type="string">
            <text:p><text:s/>total</text:p>
          </table:table-cell>
          <table:table-cell office:value-type="float" office:value="10048.2321079255" calcext:value-type="float">
            <text:p>10048.232107925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date</text:p>
          </table:table-cell>
          <table:table-cell office:value-type="date" office:date-value="2009-04-01" calcext:value-type="date">
            <text:p>2009-04-01</text:p>
          </table:table-cell>
          <table:table-cell office:value-type="string" calcext:value-type="string">
            <text:p><text:s/>price</text:p>
          </table:table-cell>
          <table:table-cell office:value-type="float" office:value="1.32435" calcext:value-type="float">
            <text:p>1.32435</text:p>
          </table:table-cell>
          <table:table-cell office:value-type="string" calcext:value-type="string">
            <text:p><text:s/>Account Balance</text:p>
          </table:table-cell>
          <table:table-cell office:value-type="float" office:value="6549.59512207322" calcext:value-type="float">
            <text:p>6549.59512207322</text:p>
          </table:table-cell>
          <table:table-cell office:value-type="string" calcext:value-type="string">
            <text:p><text:s/>in play</text:p>
          </table:table-cell>
          <table:table-cell office:value-type="float" office:value="3495.33787885746" calcext:value-type="float">
            <text:p>3495.33787885746</text:p>
          </table:table-cell>
          <table:table-cell office:value-type="string" calcext:value-type="string">
            <text:p><text:s/>total</text:p>
          </table:table-cell>
          <table:table-cell office:value-type="float" office:value="10044.9330009307" calcext:value-type="float">
            <text:p>10044.933000930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ate</text:p>
          </table:table-cell>
          <table:table-cell office:value-type="date" office:date-value="2009-04-02" calcext:value-type="date">
            <text:p>2009-04-02</text:p>
          </table:table-cell>
          <table:table-cell office:value-type="string" calcext:value-type="string">
            <text:p><text:s/>price</text:p>
          </table:table-cell>
          <table:table-cell office:value-type="float" office:value="1.3472" calcext:value-type="float">
            <text:p>1.3472</text:p>
          </table:table-cell>
          <table:table-cell office:value-type="string" calcext:value-type="string">
            <text:p><text:s/>Account Balance</text:p>
          </table:table-cell>
          <table:table-cell office:value-type="float" office:value="6451.35119524213" calcext:value-type="float">
            <text:p>6451.35119524213</text:p>
          </table:table-cell>
          <table:table-cell office:value-type="string" calcext:value-type="string">
            <text:p><text:s/>in play</text:p>
          </table:table-cell>
          <table:table-cell office:value-type="float" office:value="3655.58455742336" calcext:value-type="float">
            <text:p>3655.58455742336</text:p>
          </table:table-cell>
          <table:table-cell office:value-type="string" calcext:value-type="string">
            <text:p><text:s/>total</text:p>
          </table:table-cell>
          <table:table-cell office:value-type="float" office:value="10106.9357526655" calcext:value-type="float">
            <text:p>10106.935752665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ate</text:p>
          </table:table-cell>
          <table:table-cell office:value-type="date" office:date-value="2009-04-03" calcext:value-type="date">
            <text:p>2009-04-03</text:p>
          </table:table-cell>
          <table:table-cell office:value-type="string" calcext:value-type="string">
            <text:p><text:s/>price</text:p>
          </table:table-cell>
          <table:table-cell office:value-type="float" office:value="1.34835" calcext:value-type="float">
            <text:p>1.34835</text:p>
          </table:table-cell>
          <table:table-cell office:value-type="string" calcext:value-type="string">
            <text:p><text:s/>Account Balance</text:p>
          </table:table-cell>
          <table:table-cell office:value-type="float" office:value="6354.58092731349" calcext:value-type="float">
            <text:p>6354.58092731349</text:p>
          </table:table-cell>
          <table:table-cell office:value-type="string" calcext:value-type="string">
            <text:p><text:s/>in play</text:p>
          </table:table-cell>
          <table:table-cell office:value-type="float" office:value="3755.5579192127" calcext:value-type="float">
            <text:p>3755.5579192127</text:p>
          </table:table-cell>
          <table:table-cell office:value-type="string" calcext:value-type="string">
            <text:p><text:s/>total</text:p>
          </table:table-cell>
          <table:table-cell office:value-type="float" office:value="10110.1388465262" calcext:value-type="float">
            <text:p>10110.138846526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ate</text:p>
          </table:table-cell>
          <table:table-cell office:value-type="date" office:date-value="2009-04-04" calcext:value-type="date">
            <text:p>2009-04-04</text:p>
          </table:table-cell>
          <table:table-cell office:value-type="string" calcext:value-type="string">
            <text:p><text:s/>price</text:p>
          </table:table-cell>
          <table:table-cell office:value-type="float" office:value="1.34835" calcext:value-type="float">
            <text:p>1.34835</text:p>
          </table:table-cell>
          <table:table-cell office:value-type="string" calcext:value-type="string">
            <text:p><text:s/>Account Balance</text:p>
          </table:table-cell>
          <table:table-cell office:value-type="float" office:value="6259.26221340379" calcext:value-type="float">
            <text:p>6259.26221340379</text:p>
          </table:table-cell>
          <table:table-cell office:value-type="string" calcext:value-type="string">
            <text:p><text:s/>in play</text:p>
          </table:table-cell>
          <table:table-cell office:value-type="float" office:value="3850.87663312241" calcext:value-type="float">
            <text:p>3850.87663312241</text:p>
          </table:table-cell>
          <table:table-cell office:value-type="string" calcext:value-type="string">
            <text:p><text:s/>total</text:p>
          </table:table-cell>
          <table:table-cell office:value-type="float" office:value="10110.1388465262" calcext:value-type="float">
            <text:p>10110.138846526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ate</text:p>
          </table:table-cell>
          <table:table-cell office:value-type="date" office:date-value="2009-04-05" calcext:value-type="date">
            <text:p>2009-04-05</text:p>
          </table:table-cell>
          <table:table-cell office:value-type="string" calcext:value-type="string">
            <text:p><text:s/>price</text:p>
          </table:table-cell>
          <table:table-cell office:value-type="float" office:value="1.3535" calcext:value-type="float">
            <text:p>1.3535</text:p>
          </table:table-cell>
          <table:table-cell office:value-type="string" calcext:value-type="string">
            <text:p><text:s/>Account Balance</text:p>
          </table:table-cell>
          <table:table-cell office:value-type="float" office:value="6165.37328020273" calcext:value-type="float">
            <text:p>6165.37328020273</text:p>
          </table:table-cell>
          <table:table-cell office:value-type="string" calcext:value-type="string">
            <text:p><text:s/>in play</text:p>
          </table:table-cell>
          <table:table-cell office:value-type="float" office:value="3959.83253162666" calcext:value-type="float">
            <text:p>3959.83253162666</text:p>
          </table:table-cell>
          <table:table-cell office:value-type="string" calcext:value-type="string">
            <text:p><text:s/>total</text:p>
          </table:table-cell>
          <table:table-cell office:value-type="float" office:value="10125.2058118294" calcext:value-type="float">
            <text:p>10125.2058118294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ate</text:p>
          </table:table-cell>
          <table:table-cell office:value-type="date" office:date-value="2009-04-06" calcext:value-type="date">
            <text:p>2009-04-06</text:p>
          </table:table-cell>
          <table:table-cell office:value-type="string" calcext:value-type="string">
            <text:p><text:s/>price</text:p>
          </table:table-cell>
          <table:table-cell office:value-type="float" office:value="1.3322" calcext:value-type="float">
            <text:p>1.3322</text:p>
          </table:table-cell>
          <table:table-cell office:value-type="string" calcext:value-type="string">
            <text:p><text:s/>Account Balance</text:p>
          </table:table-cell>
          <table:table-cell office:value-type="float" office:value="6072.89268099969" calcext:value-type="float">
            <text:p>6072.89268099969</text:p>
          </table:table-cell>
          <table:table-cell office:value-type="string" calcext:value-type="string">
            <text:p><text:s/>in play</text:p>
          </table:table-cell>
          <table:table-cell office:value-type="float" office:value="3988.5419674114" calcext:value-type="float">
            <text:p>3988.5419674114</text:p>
          </table:table-cell>
          <table:table-cell office:value-type="string" calcext:value-type="string">
            <text:p><text:s/>total</text:p>
          </table:table-cell>
          <table:table-cell office:value-type="float" office:value="10061.4346484111" calcext:value-type="float">
            <text:p>10061.434648411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ate</text:p>
          </table:table-cell>
          <table:table-cell office:value-type="date" office:date-value="2009-04-07" calcext:value-type="date">
            <text:p>2009-04-07</text:p>
          </table:table-cell>
          <table:table-cell office:value-type="string" calcext:value-type="string">
            <text:p><text:s/>price</text:p>
          </table:table-cell>
          <table:table-cell office:value-type="float" office:value="1.3268" calcext:value-type="float">
            <text:p>1.3268</text:p>
          </table:table-cell>
          <table:table-cell office:value-type="string" calcext:value-type="string">
            <text:p><text:s/>Account Balance</text:p>
          </table:table-cell>
          <table:table-cell office:value-type="float" office:value="5981.7992907847" calcext:value-type="float">
            <text:p>5981.7992907847</text:p>
          </table:table-cell>
          <table:table-cell office:value-type="string" calcext:value-type="string">
            <text:p><text:s/>in play</text:p>
          </table:table-cell>
          <table:table-cell office:value-type="float" office:value="4063.09877833561" calcext:value-type="float">
            <text:p>4063.09877833561</text:p>
          </table:table-cell>
          <table:table-cell office:value-type="string" calcext:value-type="string">
            <text:p><text:s/>total</text:p>
          </table:table-cell>
          <table:table-cell office:value-type="float" office:value="10044.8980691203" calcext:value-type="float">
            <text:p>10044.898069120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ate</text:p>
          </table:table-cell>
          <table:table-cell office:value-type="date" office:date-value="2009-04-08" calcext:value-type="date">
            <text:p>2009-04-08</text:p>
          </table:table-cell>
          <table:table-cell office:value-type="string" calcext:value-type="string">
            <text:p><text:s/>price</text:p>
          </table:table-cell>
          <table:table-cell office:value-type="float" office:value="1.3251" calcext:value-type="float">
            <text:p>1.3251</text:p>
          </table:table-cell>
          <table:table-cell office:value-type="string" calcext:value-type="string">
            <text:p><text:s/>Account Balance</text:p>
          </table:table-cell>
          <table:table-cell office:value-type="float" office:value="5892.07230142293" calcext:value-type="float">
            <text:p>5892.07230142293</text:p>
          </table:table-cell>
          <table:table-cell office:value-type="string" calcext:value-type="string">
            <text:p><text:s/>in play</text:p>
          </table:table-cell>
          <table:table-cell office:value-type="float" office:value="4147.50484230917" calcext:value-type="float">
            <text:p>4147.50484230917</text:p>
          </table:table-cell>
          <table:table-cell office:value-type="string" calcext:value-type="string">
            <text:p><text:s/>total</text:p>
          </table:table-cell>
          <table:table-cell office:value-type="float" office:value="10039.5771437321" calcext:value-type="float">
            <text:p>10039.577143732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date</text:p>
          </table:table-cell>
          <table:table-cell office:value-type="date" office:date-value="2009-04-09" calcext:value-type="date">
            <text:p>2009-04-09</text:p>
          </table:table-cell>
          <table:table-cell office:value-type="string" calcext:value-type="string">
            <text:p><text:s/>price</text:p>
          </table:table-cell>
          <table:table-cell office:value-type="float" office:value="1.3121" calcext:value-type="float">
            <text:p>1.3121</text:p>
          </table:table-cell>
          <table:table-cell office:value-type="string" calcext:value-type="string">
            <text:p><text:s/>Account Balance</text:p>
          </table:table-cell>
          <table:table-cell office:value-type="float" office:value="5803.69121690158" calcext:value-type="float">
            <text:p>5803.69121690158</text:p>
          </table:table-cell>
          <table:table-cell office:value-type="string" calcext:value-type="string">
            <text:p><text:s/>in play</text:p>
          </table:table-cell>
          <table:table-cell office:value-type="float" office:value="4194.32942766154" calcext:value-type="float">
            <text:p>4194.32942766154</text:p>
          </table:table-cell>
          <table:table-cell office:value-type="string" calcext:value-type="string">
            <text:p><text:s/>total</text:p>
          </table:table-cell>
          <table:table-cell office:value-type="float" office:value="9998.02064456313" calcext:value-type="float">
            <text:p>9998.0206445631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ate</text:p>
          </table:table-cell>
          <table:table-cell office:value-type="date" office:date-value="2009-04-10" calcext:value-type="date">
            <text:p>2009-04-10</text:p>
          </table:table-cell>
          <table:table-cell office:value-type="string" calcext:value-type="string">
            <text:p><text:s/>price</text:p>
          </table:table-cell>
          <table:table-cell office:value-type="float" office:value="1.31845" calcext:value-type="float">
            <text:p>1.31845</text:p>
          </table:table-cell>
          <table:table-cell office:value-type="string" calcext:value-type="string">
            <text:p><text:s/>Account Balance</text:p>
          </table:table-cell>
          <table:table-cell office:value-type="float" office:value="5716.63584864806" calcext:value-type="float">
            <text:p>5716.63584864806</text:p>
          </table:table-cell>
          <table:table-cell office:value-type="string" calcext:value-type="string">
            <text:p><text:s/>in play</text:p>
          </table:table-cell>
          <table:table-cell office:value-type="float" office:value="4302.10485799422" calcext:value-type="float">
            <text:p>4302.10485799422</text:p>
          </table:table-cell>
          <table:table-cell office:value-type="string" calcext:value-type="string">
            <text:p><text:s/>total</text:p>
          </table:table-cell>
          <table:table-cell office:value-type="float" office:value="10018.7407066423" calcext:value-type="float">
            <text:p>10018.740706642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ate</text:p>
          </table:table-cell>
          <table:table-cell office:value-type="date" office:date-value="2009-04-11" calcext:value-type="date">
            <text:p>2009-04-11</text:p>
          </table:table-cell>
          <table:table-cell office:value-type="string" calcext:value-type="string">
            <text:p><text:s/>price</text:p>
          </table:table-cell>
          <table:table-cell office:value-type="float" office:value="1.31845" calcext:value-type="float">
            <text:p>1.31845</text:p>
          </table:table-cell>
          <table:table-cell office:value-type="string" calcext:value-type="string">
            <text:p><text:s/>Account Balance</text:p>
          </table:table-cell>
          <table:table-cell office:value-type="float" office:value="5630.88631091834" calcext:value-type="float">
            <text:p>5630.88631091834</text:p>
          </table:table-cell>
          <table:table-cell office:value-type="string" calcext:value-type="string">
            <text:p><text:s/>in play</text:p>
          </table:table-cell>
          <table:table-cell office:value-type="float" office:value="4387.85439572394" calcext:value-type="float">
            <text:p>4387.85439572394</text:p>
          </table:table-cell>
          <table:table-cell office:value-type="string" calcext:value-type="string">
            <text:p><text:s/>total</text:p>
          </table:table-cell>
          <table:table-cell office:value-type="float" office:value="10018.7407066423" calcext:value-type="float">
            <text:p>10018.740706642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date</text:p>
          </table:table-cell>
          <table:table-cell office:value-type="date" office:date-value="2009-04-12" calcext:value-type="date">
            <text:p>2009-04-12</text:p>
          </table:table-cell>
          <table:table-cell office:value-type="string" calcext:value-type="string">
            <text:p><text:s/>price</text:p>
          </table:table-cell>
          <table:table-cell office:value-type="float" office:value="1.31535" calcext:value-type="float">
            <text:p>1.31535</text:p>
          </table:table-cell>
          <table:table-cell office:value-type="string" calcext:value-type="string">
            <text:p><text:s/>Account Balance</text:p>
          </table:table-cell>
          <table:table-cell office:value-type="float" office:value="5546.42301625457" calcext:value-type="float">
            <text:p>5546.42301625457</text:p>
          </table:table-cell>
          <table:table-cell office:value-type="string" calcext:value-type="string">
            <text:p><text:s/>in play</text:p>
          </table:table-cell>
          <table:table-cell office:value-type="float" office:value="4461.80217228677" calcext:value-type="float">
            <text:p>4461.80217228677</text:p>
          </table:table-cell>
          <table:table-cell office:value-type="string" calcext:value-type="string">
            <text:p><text:s/>total</text:p>
          </table:table-cell>
          <table:table-cell office:value-type="float" office:value="10008.2251885413" calcext:value-type="float">
            <text:p>10008.225188541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date</text:p>
          </table:table-cell>
          <table:table-cell office:value-type="date" office:date-value="2009-04-13" calcext:value-type="date">
            <text:p>2009-04-13</text:p>
          </table:table-cell>
          <table:table-cell office:value-type="string" calcext:value-type="string">
            <text:p><text:s/>price</text:p>
          </table:table-cell>
          <table:table-cell office:value-type="float" office:value="1.3375" calcext:value-type="float">
            <text:p>1.3375</text:p>
          </table:table-cell>
          <table:table-cell office:value-type="string" calcext:value-type="string">
            <text:p><text:s/>Account Balance</text:p>
          </table:table-cell>
          <table:table-cell office:value-type="float" office:value="5463.22667101075" calcext:value-type="float">
            <text:p>5463.22667101075</text:p>
          </table:table-cell>
          <table:table-cell office:value-type="string" calcext:value-type="string">
            <text:p><text:s/>in play</text:p>
          </table:table-cell>
          <table:table-cell office:value-type="float" office:value="4621.53458562144" calcext:value-type="float">
            <text:p>4621.53458562144</text:p>
          </table:table-cell>
          <table:table-cell office:value-type="string" calcext:value-type="string">
            <text:p><text:s/>total</text:p>
          </table:table-cell>
          <table:table-cell office:value-type="float" office:value="10084.7612566322" calcext:value-type="float">
            <text:p>10084.761256632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date</text:p>
          </table:table-cell>
          <table:table-cell office:value-type="date" office:date-value="2009-04-14" calcext:value-type="date">
            <text:p>2009-04-14</text:p>
          </table:table-cell>
          <table:table-cell office:value-type="string" calcext:value-type="string">
            <text:p><text:s/>price</text:p>
          </table:table-cell>
          <table:table-cell office:value-type="float" office:value="1.32675" calcext:value-type="float">
            <text:p>1.32675</text:p>
          </table:table-cell>
          <table:table-cell office:value-type="string" calcext:value-type="string">
            <text:p><text:s/>Account Balance</text:p>
          </table:table-cell>
          <table:table-cell office:value-type="float" office:value="5381.27827094559" calcext:value-type="float">
            <text:p>5381.27827094559</text:p>
          </table:table-cell>
          <table:table-cell office:value-type="string" calcext:value-type="string">
            <text:p><text:s/>in play</text:p>
          </table:table-cell>
          <table:table-cell office:value-type="float" office:value="4665.67929066145" calcext:value-type="float">
            <text:p>4665.67929066145</text:p>
          </table:table-cell>
          <table:table-cell office:value-type="string" calcext:value-type="string">
            <text:p><text:s/>total</text:p>
          </table:table-cell>
          <table:table-cell office:value-type="float" office:value="10046.957561607" calcext:value-type="float">
            <text:p>10046.95756160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date</text:p>
          </table:table-cell>
          <table:table-cell office:value-type="date" office:date-value="2009-04-15" calcext:value-type="date">
            <text:p>2009-04-15</text:p>
          </table:table-cell>
          <table:table-cell office:value-type="string" calcext:value-type="string">
            <text:p><text:s/>price</text:p>
          </table:table-cell>
          <table:table-cell office:value-type="float" office:value="1.32215" calcext:value-type="float">
            <text:p>1.32215</text:p>
          </table:table-cell>
          <table:table-cell office:value-type="string" calcext:value-type="string">
            <text:p><text:s/>Account Balance</text:p>
          </table:table-cell>
          <table:table-cell office:value-type="float" office:value="5300.5590968814" calcext:value-type="float">
            <text:p>5300.5590968814</text:p>
          </table:table-cell>
          <table:table-cell office:value-type="string" calcext:value-type="string">
            <text:p><text:s/>in play</text:p>
          </table:table-cell>
          <table:table-cell office:value-type="float" office:value="4729.94213690371" calcext:value-type="float">
            <text:p>4729.94213690371</text:p>
          </table:table-cell>
          <table:table-cell office:value-type="string" calcext:value-type="string">
            <text:p><text:s/>total</text:p>
          </table:table-cell>
          <table:table-cell office:value-type="float" office:value="10030.5012337851" calcext:value-type="float">
            <text:p>10030.501233785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date</text:p>
          </table:table-cell>
          <table:table-cell office:value-type="date" office:date-value="2009-04-16" calcext:value-type="date">
            <text:p>2009-04-16</text:p>
          </table:table-cell>
          <table:table-cell office:value-type="string" calcext:value-type="string">
            <text:p><text:s/>price</text:p>
          </table:table-cell>
          <table:table-cell office:value-type="float" office:value="1.31855" calcext:value-type="float">
            <text:p>1.31855</text:p>
          </table:table-cell>
          <table:table-cell office:value-type="string" calcext:value-type="string">
            <text:p><text:s/>Account Balance</text:p>
          </table:table-cell>
          <table:table-cell office:value-type="float" office:value="5221.05071042818" calcext:value-type="float">
            <text:p>5221.05071042818</text:p>
          </table:table-cell>
          <table:table-cell office:value-type="string" calcext:value-type="string">
            <text:p><text:s/>in play</text:p>
          </table:table-cell>
          <table:table-cell office:value-type="float" office:value="4796.35516966478" calcext:value-type="float">
            <text:p>4796.35516966478</text:p>
          </table:table-cell>
          <table:table-cell office:value-type="string" calcext:value-type="string">
            <text:p><text:s/>total</text:p>
          </table:table-cell>
          <table:table-cell office:value-type="float" office:value="10017.405880093" calcext:value-type="float">
            <text:p>10017.40588009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date</text:p>
          </table:table-cell>
          <table:table-cell office:value-type="date" office:date-value="2009-04-17" calcext:value-type="date">
            <text:p>2009-04-17</text:p>
          </table:table-cell>
          <table:table-cell office:value-type="string" calcext:value-type="string">
            <text:p><text:s/>price</text:p>
          </table:table-cell>
          <table:table-cell office:value-type="float" office:value="1.3043" calcext:value-type="float">
            <text:p>1.3043</text:p>
          </table:table-cell>
          <table:table-cell office:value-type="string" calcext:value-type="string">
            <text:p><text:s/>Account Balance</text:p>
          </table:table-cell>
          <table:table-cell office:value-type="float" office:value="5142.73494977176" calcext:value-type="float">
            <text:p>5142.73494977176</text:p>
          </table:table-cell>
          <table:table-cell office:value-type="string" calcext:value-type="string">
            <text:p><text:s/>in play</text:p>
          </table:table-cell>
          <table:table-cell office:value-type="float" office:value="4821.98877131541" calcext:value-type="float">
            <text:p>4821.98877131541</text:p>
          </table:table-cell>
          <table:table-cell office:value-type="string" calcext:value-type="string">
            <text:p><text:s/>total</text:p>
          </table:table-cell>
          <table:table-cell office:value-type="float" office:value="9964.72372108717" calcext:value-type="float">
            <text:p>9964.7237210871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date</text:p>
          </table:table-cell>
          <table:table-cell office:value-type="date" office:date-value="2009-04-18" calcext:value-type="date">
            <text:p>2009-04-18</text:p>
          </table:table-cell>
          <table:table-cell office:value-type="string" calcext:value-type="string">
            <text:p><text:s/>price</text:p>
          </table:table-cell>
          <table:table-cell office:value-type="float" office:value="1.3043" calcext:value-type="float">
            <text:p>1.3043</text:p>
          </table:table-cell>
          <table:table-cell office:value-type="string" calcext:value-type="string">
            <text:p><text:s/>Account Balance</text:p>
          </table:table-cell>
          <table:table-cell office:value-type="float" office:value="5065.59392552518" calcext:value-type="float">
            <text:p>5065.59392552518</text:p>
          </table:table-cell>
          <table:table-cell office:value-type="string" calcext:value-type="string">
            <text:p><text:s/>in play</text:p>
          </table:table-cell>
          <table:table-cell office:value-type="float" office:value="4899.12979556199" calcext:value-type="float">
            <text:p>4899.12979556199</text:p>
          </table:table-cell>
          <table:table-cell office:value-type="string" calcext:value-type="string">
            <text:p><text:s/>total</text:p>
          </table:table-cell>
          <table:table-cell office:value-type="float" office:value="9964.72372108717" calcext:value-type="float">
            <text:p>9964.7237210871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date</text:p>
          </table:table-cell>
          <table:table-cell office:value-type="date" office:date-value="2009-04-19" calcext:value-type="date">
            <text:p>2009-04-19</text:p>
          </table:table-cell>
          <table:table-cell office:value-type="string" calcext:value-type="string">
            <text:p><text:s/>price</text:p>
          </table:table-cell>
          <table:table-cell office:value-type="float" office:value="1.3007" calcext:value-type="float">
            <text:p>1.3007</text:p>
          </table:table-cell>
          <table:table-cell office:value-type="string" calcext:value-type="string">
            <text:p><text:s/>Account Balance</text:p>
          </table:table-cell>
          <table:table-cell office:value-type="float" office:value="4989.6100166423" calcext:value-type="float">
            <text:p>4989.6100166423</text:p>
          </table:table-cell>
          <table:table-cell office:value-type="string" calcext:value-type="string">
            <text:p><text:s/>in play</text:p>
          </table:table-cell>
          <table:table-cell office:value-type="float" office:value="4961.38188712063" calcext:value-type="float">
            <text:p>4961.38188712063</text:p>
          </table:table-cell>
          <table:table-cell office:value-type="string" calcext:value-type="string">
            <text:p><text:s/>total</text:p>
          </table:table-cell>
          <table:table-cell office:value-type="float" office:value="9950.99190376294" calcext:value-type="float">
            <text:p>9950.99190376294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date</text:p>
          </table:table-cell>
          <table:table-cell office:value-type="date" office:date-value="2009-04-20" calcext:value-type="date">
            <text:p>2009-04-20</text:p>
          </table:table-cell>
          <table:table-cell office:value-type="string" calcext:value-type="string">
            <text:p><text:s/>price</text:p>
          </table:table-cell>
          <table:table-cell office:value-type="float" office:value="1.2904" calcext:value-type="float">
            <text:p>1.2904</text:p>
          </table:table-cell>
          <table:table-cell office:value-type="string" calcext:value-type="string">
            <text:p><text:s/>Account Balance</text:p>
          </table:table-cell>
          <table:table-cell office:value-type="float" office:value="4914.76586639267" calcext:value-type="float">
            <text:p>4914.76586639267</text:p>
          </table:table-cell>
          <table:table-cell office:value-type="string" calcext:value-type="string">
            <text:p><text:s/>in play</text:p>
          </table:table-cell>
          <table:table-cell office:value-type="float" office:value="4996.34510542215" calcext:value-type="float">
            <text:p>4996.34510542215</text:p>
          </table:table-cell>
          <table:table-cell office:value-type="string" calcext:value-type="string">
            <text:p><text:s/>total</text:p>
          </table:table-cell>
          <table:table-cell office:value-type="float" office:value="9911.11097181482" calcext:value-type="float">
            <text:p>9911.1109718148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date</text:p>
          </table:table-cell>
          <table:table-cell office:value-type="date" office:date-value="2009-04-21" calcext:value-type="date">
            <text:p>2009-04-21</text:p>
          </table:table-cell>
          <table:table-cell office:value-type="string" calcext:value-type="string">
            <text:p><text:s/>price</text:p>
          </table:table-cell>
          <table:table-cell office:value-type="float" office:value="1.29355" calcext:value-type="float">
            <text:p>1.29355</text:p>
          </table:table-cell>
          <table:table-cell office:value-type="string" calcext:value-type="string">
            <text:p><text:s/>Account Balance</text:p>
          </table:table-cell>
          <table:table-cell office:value-type="float" office:value="4841.04437839678" calcext:value-type="float">
            <text:p>4841.04437839678</text:p>
          </table:table-cell>
          <table:table-cell office:value-type="string" calcext:value-type="string">
            <text:p><text:s/>in play</text:p>
          </table:table-cell>
          <table:table-cell office:value-type="float" office:value="5082.44315089577" calcext:value-type="float">
            <text:p>5082.44315089577</text:p>
          </table:table-cell>
          <table:table-cell office:value-type="string" calcext:value-type="string">
            <text:p><text:s/>total</text:p>
          </table:table-cell>
          <table:table-cell office:value-type="float" office:value="9923.48752929255" calcext:value-type="float">
            <text:p>9923.4875292925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date</text:p>
          </table:table-cell>
          <table:table-cell office:value-type="date" office:date-value="2009-04-22" calcext:value-type="date">
            <text:p>2009-04-22</text:p>
          </table:table-cell>
          <table:table-cell office:value-type="string" calcext:value-type="string">
            <text:p><text:s/>price</text:p>
          </table:table-cell>
          <table:table-cell office:value-type="float" office:value="1.30075" calcext:value-type="float">
            <text:p>1.30075</text:p>
          </table:table-cell>
          <table:table-cell office:value-type="string" calcext:value-type="string">
            <text:p><text:s/>Account Balance</text:p>
          </table:table-cell>
          <table:table-cell office:value-type="float" office:value="4768.42871272083" calcext:value-type="float">
            <text:p>4768.42871272083</text:p>
          </table:table-cell>
          <table:table-cell office:value-type="string" calcext:value-type="string">
            <text:p><text:s/>in play</text:p>
          </table:table-cell>
          <table:table-cell office:value-type="float" office:value="5183.75227525467" calcext:value-type="float">
            <text:p>5183.75227525467</text:p>
          </table:table-cell>
          <table:table-cell office:value-type="string" calcext:value-type="string">
            <text:p><text:s/>total</text:p>
          </table:table-cell>
          <table:table-cell office:value-type="float" office:value="9952.1809879755" calcext:value-type="float">
            <text:p>9952.180987975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date</text:p>
          </table:table-cell>
          <table:table-cell office:value-type="date" office:date-value="2009-04-23" calcext:value-type="date">
            <text:p>2009-04-23</text:p>
          </table:table-cell>
          <table:table-cell office:value-type="string" calcext:value-type="string">
            <text:p><text:s/>price</text:p>
          </table:table-cell>
          <table:table-cell office:value-type="float" office:value="1.3125" calcext:value-type="float">
            <text:p>1.3125</text:p>
          </table:table-cell>
          <table:table-cell office:value-type="string" calcext:value-type="string">
            <text:p><text:s/>Account Balance</text:p>
          </table:table-cell>
          <table:table-cell office:value-type="float" office:value="4696.90228203002" calcext:value-type="float">
            <text:p>4696.90228203002</text:p>
          </table:table-cell>
          <table:table-cell office:value-type="string" calcext:value-type="string">
            <text:p><text:s/>in play</text:p>
          </table:table-cell>
          <table:table-cell office:value-type="float" office:value="5302.75095256847" calcext:value-type="float">
            <text:p>5302.75095256847</text:p>
          </table:table-cell>
          <table:table-cell office:value-type="string" calcext:value-type="string">
            <text:p><text:s/>total</text:p>
          </table:table-cell>
          <table:table-cell office:value-type="float" office:value="9999.65323459849" calcext:value-type="float">
            <text:p>9999.65323459849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date</text:p>
          </table:table-cell>
          <table:table-cell office:value-type="date" office:date-value="2009-04-24" calcext:value-type="date">
            <text:p>2009-04-24</text:p>
          </table:table-cell>
          <table:table-cell office:value-type="string" calcext:value-type="string">
            <text:p><text:s/>price</text:p>
          </table:table-cell>
          <table:table-cell office:value-type="float" office:value="1.32395" calcext:value-type="float">
            <text:p>1.32395</text:p>
          </table:table-cell>
          <table:table-cell office:value-type="string" calcext:value-type="string">
            <text:p><text:s/>Account Balance</text:p>
          </table:table-cell>
          <table:table-cell office:value-type="float" office:value="4626.44874779957" calcext:value-type="float">
            <text:p>4626.44874779957</text:p>
          </table:table-cell>
          <table:table-cell office:value-type="string" calcext:value-type="string">
            <text:p><text:s/>in play</text:p>
          </table:table-cell>
          <table:table-cell office:value-type="float" office:value="5420.07929927424" calcext:value-type="float">
            <text:p>5420.07929927424</text:p>
          </table:table-cell>
          <table:table-cell office:value-type="string" calcext:value-type="string">
            <text:p><text:s/>total</text:p>
          </table:table-cell>
          <table:table-cell office:value-type="float" office:value="10046.5280470738" calcext:value-type="float">
            <text:p>10046.5280470738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date</text:p>
          </table:table-cell>
          <table:table-cell office:value-type="date" office:date-value="2009-04-25" calcext:value-type="date">
            <text:p>2009-04-25</text:p>
          </table:table-cell>
          <table:table-cell office:value-type="string" calcext:value-type="string">
            <text:p><text:s/>price</text:p>
          </table:table-cell>
          <table:table-cell office:value-type="float" office:value="1.32395" calcext:value-type="float">
            <text:p>1.32395</text:p>
          </table:table-cell>
          <table:table-cell office:value-type="string" calcext:value-type="string">
            <text:p><text:s/>Account Balance</text:p>
          </table:table-cell>
          <table:table-cell office:value-type="float" office:value="4557.05201658257" calcext:value-type="float">
            <text:p>4557.05201658257</text:p>
          </table:table-cell>
          <table:table-cell office:value-type="string" calcext:value-type="string">
            <text:p><text:s/>in play</text:p>
          </table:table-cell>
          <table:table-cell office:value-type="float" office:value="5489.47603049123" calcext:value-type="float">
            <text:p>5489.47603049123</text:p>
          </table:table-cell>
          <table:table-cell office:value-type="string" calcext:value-type="string">
            <text:p><text:s/>total</text:p>
          </table:table-cell>
          <table:table-cell office:value-type="float" office:value="10046.5280470738" calcext:value-type="float">
            <text:p>10046.5280470738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date</text:p>
          </table:table-cell>
          <table:table-cell office:value-type="date" office:date-value="2009-04-26" calcext:value-type="date">
            <text:p>2009-04-26</text:p>
          </table:table-cell>
          <table:table-cell office:value-type="string" calcext:value-type="string">
            <text:p><text:s/>price</text:p>
          </table:table-cell>
          <table:table-cell office:value-type="float" office:value="1.32185" calcext:value-type="float">
            <text:p>1.32185</text:p>
          </table:table-cell>
          <table:table-cell office:value-type="string" calcext:value-type="string">
            <text:p><text:s/>Account Balance</text:p>
          </table:table-cell>
          <table:table-cell office:value-type="float" office:value="4488.69623633383" calcext:value-type="float">
            <text:p>4488.69623633383</text:p>
          </table:table-cell>
          <table:table-cell office:value-type="string" calcext:value-type="string">
            <text:p><text:s/>in play</text:p>
          </table:table-cell>
          <table:table-cell office:value-type="float" office:value="5549.01618567667" calcext:value-type="float">
            <text:p>5549.01618567667</text:p>
          </table:table-cell>
          <table:table-cell office:value-type="string" calcext:value-type="string">
            <text:p><text:s/>total</text:p>
          </table:table-cell>
          <table:table-cell office:value-type="float" office:value="10037.7124220105" calcext:value-type="float">
            <text:p>10037.712422010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date</text:p>
          </table:table-cell>
          <table:table-cell office:value-type="date" office:date-value="2009-04-27" calcext:value-type="date">
            <text:p>2009-04-27</text:p>
          </table:table-cell>
          <table:table-cell office:value-type="string" calcext:value-type="string">
            <text:p><text:s/>price</text:p>
          </table:table-cell>
          <table:table-cell office:value-type="float" office:value="1.3023" calcext:value-type="float">
            <text:p>1.3023</text:p>
          </table:table-cell>
          <table:table-cell office:value-type="string" calcext:value-type="string">
            <text:p><text:s/>Account Balance</text:p>
          </table:table-cell>
          <table:table-cell office:value-type="float" office:value="4421.36579278883" calcext:value-type="float">
            <text:p>4421.36579278883</text:p>
          </table:table-cell>
          <table:table-cell office:value-type="string" calcext:value-type="string">
            <text:p><text:s/>in play</text:p>
          </table:table-cell>
          <table:table-cell office:value-type="float" office:value="5533.28154876528" calcext:value-type="float">
            <text:p>5533.28154876528</text:p>
          </table:table-cell>
          <table:table-cell office:value-type="string" calcext:value-type="string">
            <text:p><text:s/>total</text:p>
          </table:table-cell>
          <table:table-cell office:value-type="float" office:value="9954.64734155411" calcext:value-type="float">
            <text:p>9954.6473415541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date</text:p>
          </table:table-cell>
          <table:table-cell office:value-type="date" office:date-value="2009-04-28" calcext:value-type="date">
            <text:p>2009-04-28</text:p>
          </table:table-cell>
          <table:table-cell office:value-type="string" calcext:value-type="string">
            <text:p><text:s/>price</text:p>
          </table:table-cell>
          <table:table-cell office:value-type="float" office:value="1.3131" calcext:value-type="float">
            <text:p>1.3131</text:p>
          </table:table-cell>
          <table:table-cell office:value-type="string" calcext:value-type="string">
            <text:p><text:s/>Account Balance</text:p>
          </table:table-cell>
          <table:table-cell office:value-type="float" office:value="4355.04530589699" calcext:value-type="float">
            <text:p>4355.04530589699</text:p>
          </table:table-cell>
          <table:table-cell office:value-type="string" calcext:value-type="string">
            <text:p><text:s/>in play</text:p>
          </table:table-cell>
          <table:table-cell office:value-type="float" office:value="5646.03964756305" calcext:value-type="float">
            <text:p>5646.03964756305</text:p>
          </table:table-cell>
          <table:table-cell office:value-type="string" calcext:value-type="string">
            <text:p><text:s/>total</text:p>
          </table:table-cell>
          <table:table-cell office:value-type="float" office:value="10001.08495346" calcext:value-type="float">
            <text:p>10001.0849534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date</text:p>
          </table:table-cell>
          <table:table-cell office:value-type="date" office:date-value="2009-04-29" calcext:value-type="date">
            <text:p>2009-04-29</text:p>
          </table:table-cell>
          <table:table-cell office:value-type="string" calcext:value-type="string">
            <text:p><text:s/>price</text:p>
          </table:table-cell>
          <table:table-cell office:value-type="float" office:value="1.32655" calcext:value-type="float">
            <text:p>1.32655</text:p>
          </table:table-cell>
          <table:table-cell office:value-type="string" calcext:value-type="string">
            <text:p><text:s/>Account Balance</text:p>
          </table:table-cell>
          <table:table-cell office:value-type="float" office:value="4289.71962630854" calcext:value-type="float">
            <text:p>4289.71962630854</text:p>
          </table:table-cell>
          <table:table-cell office:value-type="string" calcext:value-type="string">
            <text:p><text:s/>in play</text:p>
          </table:table-cell>
          <table:table-cell office:value-type="float" office:value="5769.86647988182" calcext:value-type="float">
            <text:p>5769.86647988182</text:p>
          </table:table-cell>
          <table:table-cell office:value-type="string" calcext:value-type="string">
            <text:p><text:s/>total</text:p>
          </table:table-cell>
          <table:table-cell office:value-type="float" office:value="10059.5861061904" calcext:value-type="float">
            <text:p>10059.5861061904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date</text:p>
          </table:table-cell>
          <table:table-cell office:value-type="date" office:date-value="2009-04-30" calcext:value-type="date">
            <text:p>2009-04-30</text:p>
          </table:table-cell>
          <table:table-cell office:value-type="string" calcext:value-type="string">
            <text:p><text:s/>price</text:p>
          </table:table-cell>
          <table:table-cell office:value-type="float" office:value="1.3244" calcext:value-type="float">
            <text:p>1.3244</text:p>
          </table:table-cell>
          <table:table-cell office:value-type="string" calcext:value-type="string">
            <text:p><text:s/>Account Balance</text:p>
          </table:table-cell>
          <table:table-cell office:value-type="float" office:value="4225.37383191391" calcext:value-type="float">
            <text:p>4225.37383191391</text:p>
          </table:table-cell>
          <table:table-cell office:value-type="string" calcext:value-type="string">
            <text:p><text:s/>in play</text:p>
          </table:table-cell>
          <table:table-cell office:value-type="float" office:value="5824.7565007363" calcext:value-type="float">
            <text:p>5824.7565007363</text:p>
          </table:table-cell>
          <table:table-cell office:value-type="string" calcext:value-type="string">
            <text:p><text:s/>total</text:p>
          </table:table-cell>
          <table:table-cell office:value-type="float" office:value="10050.1303326502" calcext:value-type="float">
            <text:p>10050.130332650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date</text:p>
          </table:table-cell>
          <table:table-cell office:value-type="date" office:date-value="2009-05-01" calcext:value-type="date">
            <text:p>2009-05-01</text:p>
          </table:table-cell>
          <table:table-cell office:value-type="string" calcext:value-type="string">
            <text:p><text:s/>price</text:p>
          </table:table-cell>
          <table:table-cell office:value-type="float" office:value="1.32705" calcext:value-type="float">
            <text:p>1.32705</text:p>
          </table:table-cell>
          <table:table-cell office:value-type="string" calcext:value-type="string">
            <text:p><text:s/>Account Balance</text:p>
          </table:table-cell>
          <table:table-cell office:value-type="float" office:value="4161.9932244352" calcext:value-type="float">
            <text:p>4161.9932244352</text:p>
          </table:table-cell>
          <table:table-cell office:value-type="string" calcext:value-type="string">
            <text:p><text:s/>in play</text:p>
          </table:table-cell>
          <table:table-cell office:value-type="float" office:value="5899.91871749979" calcext:value-type="float">
            <text:p>5899.91871749979</text:p>
          </table:table-cell>
          <table:table-cell office:value-type="string" calcext:value-type="string">
            <text:p><text:s/>total</text:p>
          </table:table-cell>
          <table:table-cell office:value-type="float" office:value="10061.911941935" calcext:value-type="float">
            <text:p>10061.91194193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date</text:p>
          </table:table-cell>
          <table:table-cell office:value-type="date" office:date-value="2009-05-02" calcext:value-type="date">
            <text:p>2009-05-02</text:p>
          </table:table-cell>
          <table:table-cell office:value-type="string" calcext:value-type="string">
            <text:p><text:s/>price</text:p>
          </table:table-cell>
          <table:table-cell office:value-type="float" office:value="1.32705" calcext:value-type="float">
            <text:p>1.32705</text:p>
          </table:table-cell>
          <table:table-cell office:value-type="string" calcext:value-type="string">
            <text:p><text:s/>Account Balance</text:p>
          </table:table-cell>
          <table:table-cell office:value-type="float" office:value="4099.56332606868" calcext:value-type="float">
            <text:p>4099.56332606868</text:p>
          </table:table-cell>
          <table:table-cell office:value-type="string" calcext:value-type="string">
            <text:p><text:s/>in play</text:p>
          </table:table-cell>
          <table:table-cell office:value-type="float" office:value="5962.34861586632" calcext:value-type="float">
            <text:p>5962.34861586632</text:p>
          </table:table-cell>
          <table:table-cell office:value-type="string" calcext:value-type="string">
            <text:p><text:s/>total</text:p>
          </table:table-cell>
          <table:table-cell office:value-type="float" office:value="10061.911941935" calcext:value-type="float">
            <text:p>10061.91194193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date</text:p>
          </table:table-cell>
          <table:table-cell office:value-type="date" office:date-value="2009-05-03" calcext:value-type="date">
            <text:p>2009-05-03</text:p>
          </table:table-cell>
          <table:table-cell office:value-type="string" calcext:value-type="string">
            <text:p><text:s/>price</text:p>
          </table:table-cell>
          <table:table-cell office:value-type="float" office:value="1.32873" calcext:value-type="float">
            <text:p>1.32873</text:p>
          </table:table-cell>
          <table:table-cell office:value-type="string" calcext:value-type="string">
            <text:p><text:s/>Account Balance</text:p>
          </table:table-cell>
          <table:table-cell office:value-type="float" office:value="4038.06987617765" calcext:value-type="float">
            <text:p>4038.06987617765</text:p>
          </table:table-cell>
          <table:table-cell office:value-type="string" calcext:value-type="string">
            <text:p><text:s/>in play</text:p>
          </table:table-cell>
          <table:table-cell office:value-type="float" office:value="6031.46804418354" calcext:value-type="float">
            <text:p>6031.46804418354</text:p>
          </table:table-cell>
          <table:table-cell office:value-type="string" calcext:value-type="string">
            <text:p><text:s/>total</text:p>
          </table:table-cell>
          <table:table-cell office:value-type="float" office:value="10069.5379203612" calcext:value-type="float">
            <text:p>10069.537920361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date</text:p>
          </table:table-cell>
          <table:table-cell office:value-type="date" office:date-value="2009-05-04" calcext:value-type="date">
            <text:p>2009-05-04</text:p>
          </table:table-cell>
          <table:table-cell office:value-type="string" calcext:value-type="string">
            <text:p><text:s/>price</text:p>
          </table:table-cell>
          <table:table-cell office:value-type="float" office:value="1.3415" calcext:value-type="float">
            <text:p>1.3415</text:p>
          </table:table-cell>
          <table:table-cell office:value-type="string" calcext:value-type="string">
            <text:p><text:s/>Account Balance</text:p>
          </table:table-cell>
          <table:table-cell office:value-type="float" office:value="3977.49882803498" calcext:value-type="float">
            <text:p>3977.49882803498</text:p>
          </table:table-cell>
          <table:table-cell office:value-type="string" calcext:value-type="string">
            <text:p><text:s/>in play</text:p>
          </table:table-cell>
          <table:table-cell office:value-type="float" office:value="6150.58773592498" calcext:value-type="float">
            <text:p>6150.58773592498</text:p>
          </table:table-cell>
          <table:table-cell office:value-type="string" calcext:value-type="string">
            <text:p><text:s/>total</text:p>
          </table:table-cell>
          <table:table-cell office:value-type="float" office:value="10128.08656396" calcext:value-type="float">
            <text:p>10128.0865639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date</text:p>
          </table:table-cell>
          <table:table-cell office:value-type="date" office:date-value="2009-05-05" calcext:value-type="date">
            <text:p>2009-05-05</text:p>
          </table:table-cell>
          <table:table-cell office:value-type="string" calcext:value-type="string">
            <text:p><text:s/>price</text:p>
          </table:table-cell>
          <table:table-cell office:value-type="float" office:value="1.33035" calcext:value-type="float">
            <text:p>1.33035</text:p>
          </table:table-cell>
          <table:table-cell office:value-type="string" calcext:value-type="string">
            <text:p><text:s/>Account Balance</text:p>
          </table:table-cell>
          <table:table-cell office:value-type="float" office:value="3917.83634561446" calcext:value-type="float">
            <text:p>3917.83634561446</text:p>
          </table:table-cell>
          <table:table-cell office:value-type="string" calcext:value-type="string">
            <text:p><text:s/>in play</text:p>
          </table:table-cell>
          <table:table-cell office:value-type="float" office:value="6158.6331554051" calcext:value-type="float">
            <text:p>6158.6331554051</text:p>
          </table:table-cell>
          <table:table-cell office:value-type="string" calcext:value-type="string">
            <text:p><text:s/>total</text:p>
          </table:table-cell>
          <table:table-cell office:value-type="float" office:value="10076.4695010196" calcext:value-type="float">
            <text:p>10076.469501019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date</text:p>
          </table:table-cell>
          <table:table-cell office:value-type="date" office:date-value="2009-05-06" calcext:value-type="date">
            <text:p>2009-05-06</text:p>
          </table:table-cell>
          <table:table-cell office:value-type="string" calcext:value-type="string">
            <text:p><text:s/>price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<text:s/>Account Balance</text:p>
          </table:table-cell>
          <table:table-cell office:value-type="float" office:value="3859.06880043024" calcext:value-type="float">
            <text:p>3859.06880043024</text:p>
          </table:table-cell>
          <table:table-cell office:value-type="string" calcext:value-type="string">
            <text:p><text:s/>in play</text:p>
          </table:table-cell>
          <table:table-cell office:value-type="float" office:value="6215.76497296486" calcext:value-type="float">
            <text:p>6215.76497296486</text:p>
          </table:table-cell>
          <table:table-cell office:value-type="string" calcext:value-type="string">
            <text:p><text:s/>total</text:p>
          </table:table-cell>
          <table:table-cell office:value-type="float" office:value="10074.8337733951" calcext:value-type="float">
            <text:p>10074.833773395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date</text:p>
          </table:table-cell>
          <table:table-cell office:value-type="date" office:date-value="2009-05-07" calcext:value-type="date">
            <text:p>2009-05-07</text:p>
          </table:table-cell>
          <table:table-cell office:value-type="string" calcext:value-type="string">
            <text:p><text:s/>price</text:p>
          </table:table-cell>
          <table:table-cell office:value-type="float" office:value="1.3386" calcext:value-type="float">
            <text:p>1.3386</text:p>
          </table:table-cell>
          <table:table-cell office:value-type="string" calcext:value-type="string">
            <text:p><text:s/>Account Balance</text:p>
          </table:table-cell>
          <table:table-cell office:value-type="float" office:value="3801.18276842379" calcext:value-type="float">
            <text:p>3801.18276842379</text:p>
          </table:table-cell>
          <table:table-cell office:value-type="string" calcext:value-type="string">
            <text:p><text:s/>in play</text:p>
          </table:table-cell>
          <table:table-cell office:value-type="float" office:value="6314.21747011624" calcext:value-type="float">
            <text:p>6314.21747011624</text:p>
          </table:table-cell>
          <table:table-cell office:value-type="string" calcext:value-type="string">
            <text:p><text:s/>total</text:p>
          </table:table-cell>
          <table:table-cell office:value-type="float" office:value="10115.40023854" calcext:value-type="float">
            <text:p>10115.40023854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date</text:p>
          </table:table-cell>
          <table:table-cell office:value-type="date" office:date-value="2009-05-08" calcext:value-type="date">
            <text:p>2009-05-08</text:p>
          </table:table-cell>
          <table:table-cell office:value-type="string" calcext:value-type="string">
            <text:p><text:s/>price</text:p>
          </table:table-cell>
          <table:table-cell office:value-type="float" office:value="1.3639" calcext:value-type="float">
            <text:p>1.3639</text:p>
          </table:table-cell>
          <table:table-cell office:value-type="string" calcext:value-type="string">
            <text:p><text:s/>Account Balance</text:p>
          </table:table-cell>
          <table:table-cell office:value-type="float" office:value="3744.16502689743" calcext:value-type="float">
            <text:p>3744.16502689743</text:p>
          </table:table-cell>
          <table:table-cell office:value-type="string" calcext:value-type="string">
            <text:p><text:s/>in play</text:p>
          </table:table-cell>
          <table:table-cell office:value-type="float" office:value="6491.65374657054" calcext:value-type="float">
            <text:p>6491.65374657054</text:p>
          </table:table-cell>
          <table:table-cell office:value-type="string" calcext:value-type="string">
            <text:p><text:s/>total</text:p>
          </table:table-cell>
          <table:table-cell office:value-type="float" office:value="10235.818773468" calcext:value-type="float">
            <text:p>10235.818773468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date</text:p>
          </table:table-cell>
          <table:table-cell office:value-type="date" office:date-value="2009-05-09" calcext:value-type="date">
            <text:p>2009-05-09</text:p>
          </table:table-cell>
          <table:table-cell office:value-type="string" calcext:value-type="string">
            <text:p><text:s/>price</text:p>
          </table:table-cell>
          <table:table-cell office:value-type="float" office:value="1.3639" calcext:value-type="float">
            <text:p>1.3639</text:p>
          </table:table-cell>
          <table:table-cell office:value-type="string" calcext:value-type="string">
            <text:p><text:s/>Account Balance</text:p>
          </table:table-cell>
          <table:table-cell office:value-type="float" office:value="3688.00255149397" calcext:value-type="float">
            <text:p>3688.00255149397</text:p>
          </table:table-cell>
          <table:table-cell office:value-type="string" calcext:value-type="string">
            <text:p><text:s/>in play</text:p>
          </table:table-cell>
          <table:table-cell office:value-type="float" office:value="6547.816221974" calcext:value-type="float">
            <text:p>6547.816221974</text:p>
          </table:table-cell>
          <table:table-cell office:value-type="string" calcext:value-type="string">
            <text:p><text:s/>total</text:p>
          </table:table-cell>
          <table:table-cell office:value-type="float" office:value="10235.818773468" calcext:value-type="float">
            <text:p>10235.818773468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date</text:p>
          </table:table-cell>
          <table:table-cell office:value-type="date" office:date-value="2009-05-10" calcext:value-type="date">
            <text:p>2009-05-10</text:p>
          </table:table-cell>
          <table:table-cell office:value-type="string" calcext:value-type="string">
            <text:p><text:s/>price</text:p>
          </table:table-cell>
          <table:table-cell office:value-type="float" office:value="1.36315" calcext:value-type="float">
            <text:p>1.36315</text:p>
          </table:table-cell>
          <table:table-cell office:value-type="string" calcext:value-type="string">
            <text:p><text:s/>Account Balance</text:p>
          </table:table-cell>
          <table:table-cell office:value-type="float" office:value="3632.68251322156" calcext:value-type="float">
            <text:p>3632.68251322156</text:p>
          </table:table-cell>
          <table:table-cell office:value-type="string" calcext:value-type="string">
            <text:p><text:s/>in play</text:p>
          </table:table-cell>
          <table:table-cell office:value-type="float" office:value="6599.50523730105" calcext:value-type="float">
            <text:p>6599.50523730105</text:p>
          </table:table-cell>
          <table:table-cell office:value-type="string" calcext:value-type="string">
            <text:p><text:s/>total</text:p>
          </table:table-cell>
          <table:table-cell office:value-type="float" office:value="10232.1877505226" calcext:value-type="float">
            <text:p>10232.187750522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date</text:p>
          </table:table-cell>
          <table:table-cell office:value-type="date" office:date-value="2009-05-11" calcext:value-type="date">
            <text:p>2009-05-11</text:p>
          </table:table-cell>
          <table:table-cell office:value-type="string" calcext:value-type="string">
            <text:p><text:s/>price</text:p>
          </table:table-cell>
          <table:table-cell office:value-type="float" office:value="1.3584" calcext:value-type="float">
            <text:p>1.3584</text:p>
          </table:table-cell>
          <table:table-cell office:value-type="string" calcext:value-type="string">
            <text:p><text:s/>Account Balance</text:p>
          </table:table-cell>
          <table:table-cell office:value-type="float" office:value="3578.19227552323" calcext:value-type="float">
            <text:p>3578.19227552323</text:p>
          </table:table-cell>
          <table:table-cell office:value-type="string" calcext:value-type="string">
            <text:p><text:s/>in play</text:p>
          </table:table-cell>
          <table:table-cell office:value-type="float" office:value="6630.80912096185" calcext:value-type="float">
            <text:p>6630.80912096185</text:p>
          </table:table-cell>
          <table:table-cell office:value-type="string" calcext:value-type="string">
            <text:p><text:s/>total</text:p>
          </table:table-cell>
          <table:table-cell office:value-type="float" office:value="10209.0013964851" calcext:value-type="float">
            <text:p>10209.001396485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date</text:p>
          </table:table-cell>
          <table:table-cell office:value-type="date" office:date-value="2009-05-12" calcext:value-type="date">
            <text:p>2009-05-12</text:p>
          </table:table-cell>
          <table:table-cell office:value-type="string" calcext:value-type="string">
            <text:p><text:s/>price</text:p>
          </table:table-cell>
          <table:table-cell office:value-type="float" office:value="1.36765" calcext:value-type="float">
            <text:p>1.36765</text:p>
          </table:table-cell>
          <table:table-cell office:value-type="string" calcext:value-type="string">
            <text:p><text:s/>Account Balance</text:p>
          </table:table-cell>
          <table:table-cell office:value-type="float" office:value="3524.51939139039" calcext:value-type="float">
            <text:p>3524.51939139039</text:p>
          </table:table-cell>
          <table:table-cell office:value-type="string" calcext:value-type="string">
            <text:p><text:s/>in play</text:p>
          </table:table-cell>
          <table:table-cell office:value-type="float" office:value="6729.99986327133" calcext:value-type="float">
            <text:p>6729.99986327133</text:p>
          </table:table-cell>
          <table:table-cell office:value-type="string" calcext:value-type="string">
            <text:p><text:s/>total</text:p>
          </table:table-cell>
          <table:table-cell office:value-type="float" office:value="10254.5192546617" calcext:value-type="float">
            <text:p>10254.519254661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date</text:p>
          </table:table-cell>
          <table:table-cell office:value-type="date" office:date-value="2009-05-13" calcext:value-type="date">
            <text:p>2009-05-13</text:p>
          </table:table-cell>
          <table:table-cell office:value-type="string" calcext:value-type="string">
            <text:p><text:s/>price</text:p>
          </table:table-cell>
          <table:table-cell office:value-type="float" office:value="1.354" calcext:value-type="float">
            <text:p>1.354</text:p>
          </table:table-cell>
          <table:table-cell office:value-type="string" calcext:value-type="string">
            <text:p><text:s/>Account Balance</text:p>
          </table:table-cell>
          <table:table-cell office:value-type="float" office:value="3471.65160051953" calcext:value-type="float">
            <text:p>3471.65160051953</text:p>
          </table:table-cell>
          <table:table-cell office:value-type="string" calcext:value-type="string">
            <text:p><text:s/>in play</text:p>
          </table:table-cell>
          <table:table-cell office:value-type="float" office:value="6715.17040449568" calcext:value-type="float">
            <text:p>6715.17040449568</text:p>
          </table:table-cell>
          <table:table-cell office:value-type="string" calcext:value-type="string">
            <text:p><text:s/>total</text:p>
          </table:table-cell>
          <table:table-cell office:value-type="float" office:value="10186.8220050152" calcext:value-type="float">
            <text:p>10186.822005015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date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<text:s/>price</text:p>
          </table:table-cell>
          <table:table-cell office:value-type="float" office:value="1.3631" calcext:value-type="float">
            <text:p>1.3631</text:p>
          </table:table-cell>
          <table:table-cell office:value-type="string" calcext:value-type="string">
            <text:p><text:s/>Account Balance</text:p>
          </table:table-cell>
          <table:table-cell office:value-type="float" office:value="3419.57682651174" calcext:value-type="float">
            <text:p>3419.57682651174</text:p>
          </table:table-cell>
          <table:table-cell office:value-type="string" calcext:value-type="string">
            <text:p><text:s/>in play</text:p>
          </table:table-cell>
          <table:table-cell office:value-type="float" office:value="6812.72666382429" calcext:value-type="float">
            <text:p>6812.72666382429</text:p>
          </table:table-cell>
          <table:table-cell office:value-type="string" calcext:value-type="string">
            <text:p><text:s/>total</text:p>
          </table:table-cell>
          <table:table-cell office:value-type="float" office:value="10232.303490336" calcext:value-type="float">
            <text:p>10232.30349033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date</text:p>
          </table:table-cell>
          <table:table-cell office:value-type="date" office:date-value="2009-05-15" calcext:value-type="date">
            <text:p>2009-05-15</text:p>
          </table:table-cell>
          <table:table-cell office:value-type="string" calcext:value-type="string">
            <text:p><text:s/>price</text:p>
          </table:table-cell>
          <table:table-cell office:value-type="float" office:value="1.34945" calcext:value-type="float">
            <text:p>1.34945</text:p>
          </table:table-cell>
          <table:table-cell office:value-type="string" calcext:value-type="string">
            <text:p><text:s/>Account Balance</text:p>
          </table:table-cell>
          <table:table-cell office:value-type="float" office:value="3368.28317411406" calcext:value-type="float">
            <text:p>3368.28317411406</text:p>
          </table:table-cell>
          <table:table-cell office:value-type="string" calcext:value-type="string">
            <text:p><text:s/>in play</text:p>
          </table:table-cell>
          <table:table-cell office:value-type="float" office:value="6795.28443674398" calcext:value-type="float">
            <text:p>6795.28443674398</text:p>
          </table:table-cell>
          <table:table-cell office:value-type="string" calcext:value-type="string">
            <text:p><text:s/>total</text:p>
          </table:table-cell>
          <table:table-cell office:value-type="float" office:value="10163.567610858" calcext:value-type="float">
            <text:p>10163.567610858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date</text:p>
          </table:table-cell>
          <table:table-cell office:value-type="date" office:date-value="2009-05-16" calcext:value-type="date">
            <text:p>2009-05-16</text:p>
          </table:table-cell>
          <table:table-cell office:value-type="string" calcext:value-type="string">
            <text:p><text:s/>price</text:p>
          </table:table-cell>
          <table:table-cell office:value-type="float" office:value="1.34945" calcext:value-type="float">
            <text:p>1.34945</text:p>
          </table:table-cell>
          <table:table-cell office:value-type="string" calcext:value-type="string">
            <text:p><text:s/>Account Balance</text:p>
          </table:table-cell>
          <table:table-cell office:value-type="float" office:value="3317.75892650235" calcext:value-type="float">
            <text:p>3317.75892650235</text:p>
          </table:table-cell>
          <table:table-cell office:value-type="string" calcext:value-type="string">
            <text:p><text:s/>in play</text:p>
          </table:table-cell>
          <table:table-cell office:value-type="float" office:value="6845.80868435569" calcext:value-type="float">
            <text:p>6845.80868435569</text:p>
          </table:table-cell>
          <table:table-cell office:value-type="string" calcext:value-type="string">
            <text:p><text:s/>total</text:p>
          </table:table-cell>
          <table:table-cell office:value-type="float" office:value="10163.567610858" calcext:value-type="float">
            <text:p>10163.567610858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date</text:p>
          </table:table-cell>
          <table:table-cell office:value-type="date" office:date-value="2009-05-17" calcext:value-type="date">
            <text:p>2009-05-17</text:p>
          </table:table-cell>
          <table:table-cell office:value-type="string" calcext:value-type="string">
            <text:p><text:s/>price</text:p>
          </table:table-cell>
          <table:table-cell office:value-type="float" office:value="1.3453" calcext:value-type="float">
            <text:p>1.3453</text:p>
          </table:table-cell>
          <table:table-cell office:value-type="string" calcext:value-type="string">
            <text:p><text:s/>Account Balance</text:p>
          </table:table-cell>
          <table:table-cell office:value-type="float" office:value="3267.99254260481" calcext:value-type="float">
            <text:p>3267.99254260481</text:p>
          </table:table-cell>
          <table:table-cell office:value-type="string" calcext:value-type="string">
            <text:p><text:s/>in play</text:p>
          </table:table-cell>
          <table:table-cell office:value-type="float" office:value="6874.36892016827" calcext:value-type="float">
            <text:p>6874.36892016827</text:p>
          </table:table-cell>
          <table:table-cell office:value-type="string" calcext:value-type="string">
            <text:p><text:s/>total</text:p>
          </table:table-cell>
          <table:table-cell office:value-type="float" office:value="10142.3614627731" calcext:value-type="float">
            <text:p>10142.361462773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date</text:p>
          </table:table-cell>
          <table:table-cell office:value-type="date" office:date-value="2009-05-18" calcext:value-type="date">
            <text:p>2009-05-18</text:p>
          </table:table-cell>
          <table:table-cell office:value-type="string" calcext:value-type="string">
            <text:p><text:s/>price</text:p>
          </table:table-cell>
          <table:table-cell office:value-type="float" office:value="1.355" calcext:value-type="float">
            <text:p>1.355</text:p>
          </table:table-cell>
          <table:table-cell office:value-type="string" calcext:value-type="string">
            <text:p><text:s/>Account Balance</text:p>
          </table:table-cell>
          <table:table-cell office:value-type="float" office:value="3218.97265446574" calcext:value-type="float">
            <text:p>3218.97265446574</text:p>
          </table:table-cell>
          <table:table-cell office:value-type="string" calcext:value-type="string">
            <text:p><text:s/>in play</text:p>
          </table:table-cell>
          <table:table-cell office:value-type="float" office:value="6973.30843325388" calcext:value-type="float">
            <text:p>6973.30843325388</text:p>
          </table:table-cell>
          <table:table-cell office:value-type="string" calcext:value-type="string">
            <text:p><text:s/>total</text:p>
          </table:table-cell>
          <table:table-cell office:value-type="float" office:value="10192.2810877196" calcext:value-type="float">
            <text:p>10192.281087719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date</text:p>
          </table:table-cell>
          <table:table-cell office:value-type="date" office:date-value="2009-05-19" calcext:value-type="date">
            <text:p>2009-05-19</text:p>
          </table:table-cell>
          <table:table-cell office:value-type="string" calcext:value-type="string">
            <text:p><text:s/>price</text:p>
          </table:table-cell>
          <table:table-cell office:value-type="float" office:value="1.3643" calcext:value-type="float">
            <text:p>1.3643</text:p>
          </table:table-cell>
          <table:table-cell office:value-type="string" calcext:value-type="string">
            <text:p><text:s/>Account Balance</text:p>
          </table:table-cell>
          <table:table-cell office:value-type="float" office:value="3170.68806464876" calcext:value-type="float">
            <text:p>3170.68806464876</text:p>
          </table:table-cell>
          <table:table-cell office:value-type="string" calcext:value-type="string">
            <text:p><text:s/>in play</text:p>
          </table:table-cell>
          <table:table-cell office:value-type="float" office:value="7069.78550655025" calcext:value-type="float">
            <text:p>7069.78550655025</text:p>
          </table:table-cell>
          <table:table-cell office:value-type="string" calcext:value-type="string">
            <text:p><text:s/>total</text:p>
          </table:table-cell>
          <table:table-cell office:value-type="float" office:value="10240.473571199" calcext:value-type="float">
            <text:p>10240.473571199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date</text:p>
          </table:table-cell>
          <table:table-cell office:value-type="date" office:date-value="2009-05-20" calcext:value-type="date">
            <text:p>2009-05-20</text:p>
          </table:table-cell>
          <table:table-cell office:value-type="string" calcext:value-type="string">
            <text:p><text:s/>price</text:p>
          </table:table-cell>
          <table:table-cell office:value-type="float" office:value="1.3783" calcext:value-type="float">
            <text:p>1.3783</text:p>
          </table:table-cell>
          <table:table-cell office:value-type="string" calcext:value-type="string">
            <text:p><text:s/>Account Balance</text:p>
          </table:table-cell>
          <table:table-cell office:value-type="float" office:value="3123.12774367902" calcext:value-type="float">
            <text:p>3123.12774367902</text:p>
          </table:table-cell>
          <table:table-cell office:value-type="string" calcext:value-type="string">
            <text:p><text:s/>in play</text:p>
          </table:table-cell>
          <table:table-cell office:value-type="float" office:value="7190.38170055764" calcext:value-type="float">
            <text:p>7190.38170055764</text:p>
          </table:table-cell>
          <table:table-cell office:value-type="string" calcext:value-type="string">
            <text:p><text:s/>total</text:p>
          </table:table-cell>
          <table:table-cell office:value-type="float" office:value="10313.5094442367" calcext:value-type="float">
            <text:p>10313.509444236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date</text:p>
          </table:table-cell>
          <table:table-cell office:value-type="date" office:date-value="2009-05-21" calcext:value-type="date">
            <text:p>2009-05-21</text:p>
          </table:table-cell>
          <table:table-cell office:value-type="string" calcext:value-type="string">
            <text:p><text:s/>price</text:p>
          </table:table-cell>
          <table:table-cell office:value-type="float" office:value="1.39405" calcext:value-type="float">
            <text:p>1.39405</text:p>
          </table:table-cell>
          <table:table-cell office:value-type="string" calcext:value-type="string">
            <text:p><text:s/>Account Balance</text:p>
          </table:table-cell>
          <table:table-cell office:value-type="float" office:value="3076.28082752384" calcext:value-type="float">
            <text:p>3076.28082752384</text:p>
          </table:table-cell>
          <table:table-cell office:value-type="string" calcext:value-type="string">
            <text:p><text:s/>in play</text:p>
          </table:table-cell>
          <table:table-cell office:value-type="float" office:value="7319.92929922986" calcext:value-type="float">
            <text:p>7319.92929922986</text:p>
          </table:table-cell>
          <table:table-cell office:value-type="string" calcext:value-type="string">
            <text:p><text:s/>total</text:p>
          </table:table-cell>
          <table:table-cell office:value-type="float" office:value="10396.2101267537" calcext:value-type="float">
            <text:p>10396.210126753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date</text:p>
          </table:table-cell>
          <table:table-cell office:value-type="date" office:date-value="2009-05-22" calcext:value-type="date">
            <text:p>2009-05-22</text:p>
          </table:table-cell>
          <table:table-cell office:value-type="string" calcext:value-type="string">
            <text:p><text:s/>price</text:p>
          </table:table-cell>
          <table:table-cell office:value-type="float" office:value="1.39955" calcext:value-type="float">
            <text:p>1.39955</text:p>
          </table:table-cell>
          <table:table-cell office:value-type="string" calcext:value-type="string">
            <text:p><text:s/>Account Balance</text:p>
          </table:table-cell>
          <table:table-cell office:value-type="float" office:value="3030.13661511098" calcext:value-type="float">
            <text:p>3030.13661511098</text:p>
          </table:table-cell>
          <table:table-cell office:value-type="string" calcext:value-type="string">
            <text:p><text:s/>in play</text:p>
          </table:table-cell>
          <table:table-cell office:value-type="float" office:value="7395.13516962775" calcext:value-type="float">
            <text:p>7395.13516962775</text:p>
          </table:table-cell>
          <table:table-cell office:value-type="string" calcext:value-type="string">
            <text:p><text:s/>total</text:p>
          </table:table-cell>
          <table:table-cell office:value-type="float" office:value="10425.2717847387" calcext:value-type="float">
            <text:p>10425.271784738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date</text:p>
          </table:table-cell>
          <table:table-cell office:value-type="date" office:date-value="2009-05-23" calcext:value-type="date">
            <text:p>2009-05-23</text:p>
          </table:table-cell>
          <table:table-cell office:value-type="string" calcext:value-type="string">
            <text:p><text:s/>price</text:p>
          </table:table-cell>
          <table:table-cell office:value-type="float" office:value="1.39955" calcext:value-type="float">
            <text:p>1.39955</text:p>
          </table:table-cell>
          <table:table-cell office:value-type="string" calcext:value-type="string">
            <text:p><text:s/>Account Balance</text:p>
          </table:table-cell>
          <table:table-cell office:value-type="float" office:value="2984.68456588432" calcext:value-type="float">
            <text:p>2984.68456588432</text:p>
          </table:table-cell>
          <table:table-cell office:value-type="string" calcext:value-type="string">
            <text:p><text:s/>in play</text:p>
          </table:table-cell>
          <table:table-cell office:value-type="float" office:value="7440.58721885441" calcext:value-type="float">
            <text:p>7440.58721885441</text:p>
          </table:table-cell>
          <table:table-cell office:value-type="string" calcext:value-type="string">
            <text:p><text:s/>total</text:p>
          </table:table-cell>
          <table:table-cell office:value-type="float" office:value="10425.2717847387" calcext:value-type="float">
            <text:p>10425.271784738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date</text:p>
          </table:table-cell>
          <table:table-cell office:value-type="date" office:date-value="2009-05-24" calcext:value-type="date">
            <text:p>2009-05-24</text:p>
          </table:table-cell>
          <table:table-cell office:value-type="string" calcext:value-type="string">
            <text:p><text:s/>price</text:p>
          </table:table-cell>
          <table:table-cell office:value-type="float" office:value="1.40255" calcext:value-type="float">
            <text:p>1.40255</text:p>
          </table:table-cell>
          <table:table-cell office:value-type="string" calcext:value-type="string">
            <text:p><text:s/>Account Balance</text:p>
          </table:table-cell>
          <table:table-cell office:value-type="float" office:value="2939.91429739605" calcext:value-type="float">
            <text:p>2939.91429739605</text:p>
          </table:table-cell>
          <table:table-cell office:value-type="string" calcext:value-type="string">
            <text:p><text:s/>in play</text:p>
          </table:table-cell>
          <table:table-cell office:value-type="float" office:value="7501.40269648992" calcext:value-type="float">
            <text:p>7501.40269648992</text:p>
          </table:table-cell>
          <table:table-cell office:value-type="string" calcext:value-type="string">
            <text:p><text:s/>total</text:p>
          </table:table-cell>
          <table:table-cell office:value-type="float" office:value="10441.316993886" calcext:value-type="float">
            <text:p>10441.31699388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date</text:p>
          </table:table-cell>
          <table:table-cell office:value-type="date" office:date-value="2009-05-25" calcext:value-type="date">
            <text:p>2009-05-25</text:p>
          </table:table-cell>
          <table:table-cell office:value-type="string" calcext:value-type="string">
            <text:p><text:s/>price</text:p>
          </table:table-cell>
          <table:table-cell office:value-type="float" office:value="1.4009" calcext:value-type="float">
            <text:p>1.4009</text:p>
          </table:table-cell>
          <table:table-cell office:value-type="string" calcext:value-type="string">
            <text:p><text:s/>Account Balance</text:p>
          </table:table-cell>
          <table:table-cell office:value-type="float" office:value="2895.81558293511" calcext:value-type="float">
            <text:p>2895.81558293511</text:p>
          </table:table-cell>
          <table:table-cell office:value-type="string" calcext:value-type="string">
            <text:p><text:s/>in play</text:p>
          </table:table-cell>
          <table:table-cell office:value-type="float" office:value="7536.62466692885" calcext:value-type="float">
            <text:p>7536.62466692885</text:p>
          </table:table-cell>
          <table:table-cell office:value-type="string" calcext:value-type="string">
            <text:p><text:s/>total</text:p>
          </table:table-cell>
          <table:table-cell office:value-type="float" office:value="10432.440249864" calcext:value-type="float">
            <text:p>10432.440249864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date</text:p>
          </table:table-cell>
          <table:table-cell office:value-type="date" office:date-value="2009-05-26" calcext:value-type="date">
            <text:p>2009-05-26</text:p>
          </table:table-cell>
          <table:table-cell office:value-type="string" calcext:value-type="string">
            <text:p><text:s/>price</text:p>
          </table:table-cell>
          <table:table-cell office:value-type="float" office:value="1.3992" calcext:value-type="float">
            <text:p>1.3992</text:p>
          </table:table-cell>
          <table:table-cell office:value-type="string" calcext:value-type="string">
            <text:p><text:s/>Account Balance</text:p>
          </table:table-cell>
          <table:table-cell office:value-type="float" office:value="2852.37834919109" calcext:value-type="float">
            <text:p>2852.37834919109</text:p>
          </table:table-cell>
          <table:table-cell office:value-type="string" calcext:value-type="string">
            <text:p><text:s/>in play</text:p>
          </table:table-cell>
          <table:table-cell office:value-type="float" office:value="7570.86345308123" calcext:value-type="float">
            <text:p>7570.86345308123</text:p>
          </table:table-cell>
          <table:table-cell office:value-type="string" calcext:value-type="string">
            <text:p><text:s/>total</text:p>
          </table:table-cell>
          <table:table-cell office:value-type="float" office:value="10423.2418022723" calcext:value-type="float">
            <text:p>10423.241802272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date</text:p>
          </table:table-cell>
          <table:table-cell office:value-type="date" office:date-value="2009-05-27" calcext:value-type="date">
            <text:p>2009-05-27</text:p>
          </table:table-cell>
          <table:table-cell office:value-type="string" calcext:value-type="string">
            <text:p><text:s/>price</text:p>
          </table:table-cell>
          <table:table-cell office:value-type="float" office:value="1.38315" calcext:value-type="float">
            <text:p>1.38315</text:p>
          </table:table-cell>
          <table:table-cell office:value-type="string" calcext:value-type="string">
            <text:p><text:s/>Account Balance</text:p>
          </table:table-cell>
          <table:table-cell office:value-type="float" office:value="2809.59267395322" calcext:value-type="float">
            <text:p>2809.59267395322</text:p>
          </table:table-cell>
          <table:table-cell office:value-type="string" calcext:value-type="string">
            <text:p><text:s/>in play</text:p>
          </table:table-cell>
          <table:table-cell office:value-type="float" office:value="7526.31417369537" calcext:value-type="float">
            <text:p>7526.31417369537</text:p>
          </table:table-cell>
          <table:table-cell office:value-type="string" calcext:value-type="string">
            <text:p><text:s/>total</text:p>
          </table:table-cell>
          <table:table-cell office:value-type="float" office:value="10335.9068476486" calcext:value-type="float">
            <text:p>10335.906847648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date</text:p>
          </table:table-cell>
          <table:table-cell office:value-type="date" office:date-value="2009-05-28" calcext:value-type="date">
            <text:p>2009-05-28</text:p>
          </table:table-cell>
          <table:table-cell office:value-type="string" calcext:value-type="string">
            <text:p><text:s/>price</text:p>
          </table:table-cell>
          <table:table-cell office:value-type="float" office:value="1.39475" calcext:value-type="float">
            <text:p>1.39475</text:p>
          </table:table-cell>
          <table:table-cell office:value-type="string" calcext:value-type="string">
            <text:p><text:s/>Account Balance</text:p>
          </table:table-cell>
          <table:table-cell office:value-type="float" office:value="2767.44878384392" calcext:value-type="float">
            <text:p>2767.44878384392</text:p>
          </table:table-cell>
          <table:table-cell office:value-type="string" calcext:value-type="string">
            <text:p><text:s/>in play</text:p>
          </table:table-cell>
          <table:table-cell office:value-type="float" office:value="7631.93210027224" calcext:value-type="float">
            <text:p>7631.93210027224</text:p>
          </table:table-cell>
          <table:table-cell office:value-type="string" calcext:value-type="string">
            <text:p><text:s/>total</text:p>
          </table:table-cell>
          <table:table-cell office:value-type="float" office:value="10399.3808841162" calcext:value-type="float">
            <text:p>10399.380884116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date</text:p>
          </table:table-cell>
          <table:table-cell office:value-type="date" office:date-value="2009-05-29" calcext:value-type="date">
            <text:p>2009-05-29</text:p>
          </table:table-cell>
          <table:table-cell office:value-type="string" calcext:value-type="string">
            <text:p><text:s/>price</text:p>
          </table:table-cell>
          <table:table-cell office:value-type="float" office:value="1.41565" calcext:value-type="float">
            <text:p>1.41565</text:p>
          </table:table-cell>
          <table:table-cell office:value-type="string" calcext:value-type="string">
            <text:p><text:s/>Account Balance</text:p>
          </table:table-cell>
          <table:table-cell office:value-type="float" office:value="2725.93705208626" calcext:value-type="float">
            <text:p>2725.93705208626</text:p>
          </table:table-cell>
          <table:table-cell office:value-type="string" calcext:value-type="string">
            <text:p><text:s/>in play</text:p>
          </table:table-cell>
          <table:table-cell office:value-type="float" office:value="7788.42857918131" calcext:value-type="float">
            <text:p>7788.42857918131</text:p>
          </table:table-cell>
          <table:table-cell office:value-type="string" calcext:value-type="string">
            <text:p><text:s/>total</text:p>
          </table:table-cell>
          <table:table-cell office:value-type="float" office:value="10514.3656312676" calcext:value-type="float">
            <text:p>10514.365631267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date</text:p>
          </table:table-cell>
          <table:table-cell office:value-type="date" office:date-value="2009-05-30" calcext:value-type="date">
            <text:p>2009-05-30</text:p>
          </table:table-cell>
          <table:table-cell office:value-type="string" calcext:value-type="string">
            <text:p><text:s/>price</text:p>
          </table:table-cell>
          <table:table-cell office:value-type="float" office:value="1.41565" calcext:value-type="float">
            <text:p>1.41565</text:p>
          </table:table-cell>
          <table:table-cell office:value-type="string" calcext:value-type="string">
            <text:p><text:s/>Account Balance</text:p>
          </table:table-cell>
          <table:table-cell office:value-type="float" office:value="2685.04799630497" calcext:value-type="float">
            <text:p>2685.04799630497</text:p>
          </table:table-cell>
          <table:table-cell office:value-type="string" calcext:value-type="string">
            <text:p><text:s/>in play</text:p>
          </table:table-cell>
          <table:table-cell office:value-type="float" office:value="7829.31763496261" calcext:value-type="float">
            <text:p>7829.31763496261</text:p>
          </table:table-cell>
          <table:table-cell office:value-type="string" calcext:value-type="string">
            <text:p><text:s/>total</text:p>
          </table:table-cell>
          <table:table-cell office:value-type="float" office:value="10514.3656312676" calcext:value-type="float">
            <text:p>10514.365631267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date</text:p>
          </table:table-cell>
          <table:table-cell office:value-type="date" office:date-value="2009-05-31" calcext:value-type="date">
            <text:p>2009-05-31</text:p>
          </table:table-cell>
          <table:table-cell office:value-type="string" calcext:value-type="string">
            <text:p><text:s/>price</text:p>
          </table:table-cell>
          <table:table-cell office:value-type="float" office:value="1.41041" calcext:value-type="float">
            <text:p>1.41041</text:p>
          </table:table-cell>
          <table:table-cell office:value-type="string" calcext:value-type="string">
            <text:p><text:s/>Account Balance</text:p>
          </table:table-cell>
          <table:table-cell office:value-type="float" office:value="2644.77227636039" calcext:value-type="float">
            <text:p>2644.77227636039</text:p>
          </table:table-cell>
          <table:table-cell office:value-type="string" calcext:value-type="string">
            <text:p><text:s/>in play</text:p>
          </table:table-cell>
          <table:table-cell office:value-type="float" office:value="7840.46421339641" calcext:value-type="float">
            <text:p>7840.46421339641</text:p>
          </table:table-cell>
          <table:table-cell office:value-type="string" calcext:value-type="string">
            <text:p><text:s/>total</text:p>
          </table:table-cell>
          <table:table-cell office:value-type="float" office:value="10485.2364897568" calcext:value-type="float">
            <text:p>10485.2364897568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date</text:p>
          </table:table-cell>
          <table:table-cell office:value-type="date" office:date-value="2009-06-01" calcext:value-type="date">
            <text:p>2009-06-01</text:p>
          </table:table-cell>
          <table:table-cell office:value-type="string" calcext:value-type="string">
            <text:p><text:s/>price</text:p>
          </table:table-cell>
          <table:table-cell office:value-type="float" office:value="1.41805" calcext:value-type="float">
            <text:p>1.41805</text:p>
          </table:table-cell>
          <table:table-cell office:value-type="string" calcext:value-type="string">
            <text:p><text:s/>Account Balance</text:p>
          </table:table-cell>
          <table:table-cell office:value-type="float" office:value="2605.10069221499" calcext:value-type="float">
            <text:p>2605.10069221499</text:p>
          </table:table-cell>
          <table:table-cell office:value-type="string" calcext:value-type="string">
            <text:p><text:s/>in play</text:p>
          </table:table-cell>
          <table:table-cell office:value-type="float" office:value="7922.82142618401" calcext:value-type="float">
            <text:p>7922.82142618401</text:p>
          </table:table-cell>
          <table:table-cell office:value-type="string" calcext:value-type="string">
            <text:p><text:s/>total</text:p>
          </table:table-cell>
          <table:table-cell office:value-type="float" office:value="10527.922118399" calcext:value-type="float">
            <text:p>10527.922118399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date</text:p>
          </table:table-cell>
          <table:table-cell office:value-type="date" office:date-value="2009-06-02" calcext:value-type="date">
            <text:p>2009-06-02</text:p>
          </table:table-cell>
          <table:table-cell office:value-type="string" calcext:value-type="string">
            <text:p><text:s/>price</text:p>
          </table:table-cell>
          <table:table-cell office:value-type="float" office:value="1.42885" calcext:value-type="float">
            <text:p>1.42885</text:p>
          </table:table-cell>
          <table:table-cell office:value-type="string" calcext:value-type="string">
            <text:p><text:s/>Account Balance</text:p>
          </table:table-cell>
          <table:table-cell office:value-type="float" office:value="2566.02418183176" calcext:value-type="float">
            <text:p>2566.02418183176</text:p>
          </table:table-cell>
          <table:table-cell office:value-type="string" calcext:value-type="string">
            <text:p><text:s/>in play</text:p>
          </table:table-cell>
          <table:table-cell office:value-type="float" office:value="8022.53648789823" calcext:value-type="float">
            <text:p>8022.53648789823</text:p>
          </table:table-cell>
          <table:table-cell office:value-type="string" calcext:value-type="string">
            <text:p><text:s/>total</text:p>
          </table:table-cell>
          <table:table-cell office:value-type="float" office:value="10588.56066973" calcext:value-type="float">
            <text:p>10588.56066973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date</text:p>
          </table:table-cell>
          <table:table-cell office:value-type="date" office:date-value="2009-06-03" calcext:value-type="date">
            <text:p>2009-06-03</text:p>
          </table:table-cell>
          <table:table-cell office:value-type="string" calcext:value-type="string">
            <text:p><text:s/>price</text:p>
          </table:table-cell>
          <table:table-cell office:value-type="float" office:value="1.4142" calcext:value-type="float">
            <text:p>1.4142</text:p>
          </table:table-cell>
          <table:table-cell office:value-type="string" calcext:value-type="string">
            <text:p><text:s/>Account Balance</text:p>
          </table:table-cell>
          <table:table-cell office:value-type="float" office:value="2527.53381910429" calcext:value-type="float">
            <text:p>2527.53381910429</text:p>
          </table:table-cell>
          <table:table-cell office:value-type="string" calcext:value-type="string">
            <text:p><text:s/>in play</text:p>
          </table:table-cell>
          <table:table-cell office:value-type="float" office:value="7978.3771369667" calcext:value-type="float">
            <text:p>7978.3771369667</text:p>
          </table:table-cell>
          <table:table-cell office:value-type="string" calcext:value-type="string">
            <text:p><text:s/>total</text:p>
          </table:table-cell>
          <table:table-cell office:value-type="float" office:value="10505.910956071" calcext:value-type="float">
            <text:p>10505.91095607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date</text:p>
          </table:table-cell>
          <table:table-cell office:value-type="date" office:date-value="2009-06-04" calcext:value-type="date">
            <text:p>2009-06-04</text:p>
          </table:table-cell>
          <table:table-cell office:value-type="string" calcext:value-type="string">
            <text:p><text:s/>price</text:p>
          </table:table-cell>
          <table:table-cell office:value-type="float" office:value="1.41675" calcext:value-type="float">
            <text:p>1.41675</text:p>
          </table:table-cell>
          <table:table-cell office:value-type="string" calcext:value-type="string">
            <text:p><text:s/>Account Balance</text:p>
          </table:table-cell>
          <table:table-cell office:value-type="float" office:value="2489.62081181772" calcext:value-type="float">
            <text:p>2489.62081181772</text:p>
          </table:table-cell>
          <table:table-cell office:value-type="string" calcext:value-type="string">
            <text:p><text:s/>in play</text:p>
          </table:table-cell>
          <table:table-cell office:value-type="float" office:value="8030.74463433094" calcext:value-type="float">
            <text:p>8030.74463433094</text:p>
          </table:table-cell>
          <table:table-cell office:value-type="string" calcext:value-type="string">
            <text:p><text:s/>total</text:p>
          </table:table-cell>
          <table:table-cell office:value-type="float" office:value="10520.3654461487" calcext:value-type="float">
            <text:p>10520.365446148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date</text:p>
          </table:table-cell>
          <table:table-cell office:value-type="date" office:date-value="2009-06-05" calcext:value-type="date">
            <text:p>2009-06-05</text:p>
          </table:table-cell>
          <table:table-cell office:value-type="string" calcext:value-type="string">
            <text:p><text:s/>price</text:p>
          </table:table-cell>
          <table:table-cell office:value-type="float" office:value="1.3965" calcext:value-type="float">
            <text:p>1.3965</text:p>
          </table:table-cell>
          <table:table-cell office:value-type="string" calcext:value-type="string">
            <text:p><text:s/>Account Balance</text:p>
          </table:table-cell>
          <table:table-cell office:value-type="float" office:value="2452.27649964046" calcext:value-type="float">
            <text:p>2452.27649964046</text:p>
          </table:table-cell>
          <table:table-cell office:value-type="string" calcext:value-type="string">
            <text:p><text:s/>in play</text:p>
          </table:table-cell>
          <table:table-cell office:value-type="float" office:value="7952.76951741571" calcext:value-type="float">
            <text:p>7952.76951741571</text:p>
          </table:table-cell>
          <table:table-cell office:value-type="string" calcext:value-type="string">
            <text:p><text:s/>total</text:p>
          </table:table-cell>
          <table:table-cell office:value-type="float" office:value="10405.0460170562" calcext:value-type="float">
            <text:p>10405.046017056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date</text:p>
          </table:table-cell>
          <table:table-cell office:value-type="date" office:date-value="2009-06-06" calcext:value-type="date">
            <text:p>2009-06-06</text:p>
          </table:table-cell>
          <table:table-cell office:value-type="string" calcext:value-type="string">
            <text:p><text:s/>price</text:p>
          </table:table-cell>
          <table:table-cell office:value-type="float" office:value="1.3965" calcext:value-type="float">
            <text:p>1.3965</text:p>
          </table:table-cell>
          <table:table-cell office:value-type="string" calcext:value-type="string">
            <text:p><text:s/>Account Balance</text:p>
          </table:table-cell>
          <table:table-cell office:value-type="float" office:value="2415.49235214585" calcext:value-type="float">
            <text:p>2415.49235214585</text:p>
          </table:table-cell>
          <table:table-cell office:value-type="string" calcext:value-type="string">
            <text:p><text:s/>in play</text:p>
          </table:table-cell>
          <table:table-cell office:value-type="float" office:value="7989.55366491032" calcext:value-type="float">
            <text:p>7989.55366491032</text:p>
          </table:table-cell>
          <table:table-cell office:value-type="string" calcext:value-type="string">
            <text:p><text:s/>total</text:p>
          </table:table-cell>
          <table:table-cell office:value-type="float" office:value="10405.0460170562" calcext:value-type="float">
            <text:p>10405.046017056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date</text:p>
          </table:table-cell>
          <table:table-cell office:value-type="date" office:date-value="2009-06-07" calcext:value-type="date">
            <text:p>2009-06-07</text:p>
          </table:table-cell>
          <table:table-cell office:value-type="string" calcext:value-type="string">
            <text:p><text:s/>price</text:p>
          </table:table-cell>
          <table:table-cell office:value-type="float" office:value="1.39745" calcext:value-type="float">
            <text:p>1.39745</text:p>
          </table:table-cell>
          <table:table-cell office:value-type="string" calcext:value-type="string">
            <text:p><text:s/>Account Balance</text:p>
          </table:table-cell>
          <table:table-cell office:value-type="float" office:value="2379.25996686366" calcext:value-type="float">
            <text:p>2379.25996686366</text:p>
          </table:table-cell>
          <table:table-cell office:value-type="string" calcext:value-type="string">
            <text:p><text:s/>in play</text:p>
          </table:table-cell>
          <table:table-cell office:value-type="float" office:value="8031.245768594" calcext:value-type="float">
            <text:p>8031.245768594</text:p>
          </table:table-cell>
          <table:table-cell office:value-type="string" calcext:value-type="string">
            <text:p><text:s/>total</text:p>
          </table:table-cell>
          <table:table-cell office:value-type="float" office:value="10410.5057354577" calcext:value-type="float">
            <text:p>10410.505735457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date</text:p>
          </table:table-cell>
          <table:table-cell office:value-type="date" office:date-value="2009-06-08" calcext:value-type="date">
            <text:p>2009-06-08</text:p>
          </table:table-cell>
          <table:table-cell office:value-type="string" calcext:value-type="string">
            <text:p><text:s/>price</text:p>
          </table:table-cell>
          <table:table-cell office:value-type="float" office:value="1.39285" calcext:value-type="float">
            <text:p>1.39285</text:p>
          </table:table-cell>
          <table:table-cell office:value-type="string" calcext:value-type="string">
            <text:p><text:s/>Account Balance</text:p>
          </table:table-cell>
          <table:table-cell office:value-type="float" office:value="2343.57106736071" calcext:value-type="float">
            <text:p>2343.57106736071</text:p>
          </table:table-cell>
          <table:table-cell office:value-type="string" calcext:value-type="string">
            <text:p><text:s/>in play</text:p>
          </table:table-cell>
          <table:table-cell office:value-type="float" office:value="8040.38065938591" calcext:value-type="float">
            <text:p>8040.38065938591</text:p>
          </table:table-cell>
          <table:table-cell office:value-type="string" calcext:value-type="string">
            <text:p><text:s/>total</text:p>
          </table:table-cell>
          <table:table-cell office:value-type="float" office:value="10383.9517267466" calcext:value-type="float">
            <text:p>10383.951726746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date</text:p>
          </table:table-cell>
          <table:table-cell office:value-type="date" office:date-value="2009-06-09" calcext:value-type="date">
            <text:p>2009-06-09</text:p>
          </table:table-cell>
          <table:table-cell office:value-type="string" calcext:value-type="string">
            <text:p><text:s/>price</text:p>
          </table:table-cell>
          <table:table-cell office:value-type="float" office:value="1.4062" calcext:value-type="float">
            <text:p>1.4062</text:p>
          </table:table-cell>
          <table:table-cell office:value-type="string" calcext:value-type="string">
            <text:p><text:s/>Account Balance</text:p>
          </table:table-cell>
          <table:table-cell office:value-type="float" office:value="2308.4175013503" calcext:value-type="float">
            <text:p>2308.4175013503</text:p>
          </table:table-cell>
          <table:table-cell office:value-type="string" calcext:value-type="string">
            <text:p><text:s/>in play</text:p>
          </table:table-cell>
          <table:table-cell office:value-type="float" office:value="8152.93551190172" calcext:value-type="float">
            <text:p>8152.93551190172</text:p>
          </table:table-cell>
          <table:table-cell office:value-type="string" calcext:value-type="string">
            <text:p><text:s/>total</text:p>
          </table:table-cell>
          <table:table-cell office:value-type="float" office:value="10461.353013252" calcext:value-type="float">
            <text:p>10461.35301325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date</text:p>
          </table:table-cell>
          <table:table-cell office:value-type="date" office:date-value="2009-06-10" calcext:value-type="date">
            <text:p>2009-06-10</text:p>
          </table:table-cell>
          <table:table-cell office:value-type="string" calcext:value-type="string">
            <text:p><text:s/>price</text:p>
          </table:table-cell>
          <table:table-cell office:value-type="float" office:value="1.3988" calcext:value-type="float">
            <text:p>1.3988</text:p>
          </table:table-cell>
          <table:table-cell office:value-type="string" calcext:value-type="string">
            <text:p><text:s/>Account Balance</text:p>
          </table:table-cell>
          <table:table-cell office:value-type="float" office:value="2273.79123883004" calcext:value-type="float">
            <text:p>2273.79123883004</text:p>
          </table:table-cell>
          <table:table-cell office:value-type="string" calcext:value-type="string">
            <text:p><text:s/>in play</text:p>
          </table:table-cell>
          <table:table-cell office:value-type="float" office:value="8144.47547294941" calcext:value-type="float">
            <text:p>8144.47547294941</text:p>
          </table:table-cell>
          <table:table-cell office:value-type="string" calcext:value-type="string">
            <text:p><text:s/>total</text:p>
          </table:table-cell>
          <table:table-cell office:value-type="float" office:value="10418.2667117794" calcext:value-type="float">
            <text:p>10418.2667117794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date</text:p>
          </table:table-cell>
          <table:table-cell office:value-type="date" office:date-value="2009-06-11" calcext:value-type="date">
            <text:p>2009-06-11</text:p>
          </table:table-cell>
          <table:table-cell office:value-type="string" calcext:value-type="string">
            <text:p><text:s/>price</text:p>
          </table:table-cell>
          <table:table-cell office:value-type="float" office:value="1.41245" calcext:value-type="float">
            <text:p>1.41245</text:p>
          </table:table-cell>
          <table:table-cell office:value-type="string" calcext:value-type="string">
            <text:p><text:s/>Account Balance</text:p>
          </table:table-cell>
          <table:table-cell office:value-type="float" office:value="2239.68437024759" calcext:value-type="float">
            <text:p>2239.68437024759</text:p>
          </table:table-cell>
          <table:table-cell office:value-type="string" calcext:value-type="string">
            <text:p><text:s/>in play</text:p>
          </table:table-cell>
          <table:table-cell office:value-type="float" office:value="8258.3919275784" calcext:value-type="float">
            <text:p>8258.3919275784</text:p>
          </table:table-cell>
          <table:table-cell office:value-type="string" calcext:value-type="string">
            <text:p><text:s/>total</text:p>
          </table:table-cell>
          <table:table-cell office:value-type="float" office:value="10498.076297826" calcext:value-type="float">
            <text:p>10498.076297826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date</text:p>
          </table:table-cell>
          <table:table-cell office:value-type="date" office:date-value="2009-06-12" calcext:value-type="date">
            <text:p>2009-06-12</text:p>
          </table:table-cell>
          <table:table-cell office:value-type="string" calcext:value-type="string">
            <text:p><text:s/>price</text:p>
          </table:table-cell>
          <table:table-cell office:value-type="float" office:value="1.4015" calcext:value-type="float">
            <text:p>1.4015</text:p>
          </table:table-cell>
          <table:table-cell office:value-type="string" calcext:value-type="string">
            <text:p><text:s/>Account Balance</text:p>
          </table:table-cell>
          <table:table-cell office:value-type="float" office:value="2206.08910469388" calcext:value-type="float">
            <text:p>2206.08910469388</text:p>
          </table:table-cell>
          <table:table-cell office:value-type="string" calcext:value-type="string">
            <text:p><text:s/>in play</text:p>
          </table:table-cell>
          <table:table-cell office:value-type="float" office:value="8227.70367175806" calcext:value-type="float">
            <text:p>8227.70367175806</text:p>
          </table:table-cell>
          <table:table-cell office:value-type="string" calcext:value-type="string">
            <text:p><text:s/>total</text:p>
          </table:table-cell>
          <table:table-cell office:value-type="float" office:value="10433.7927764519" calcext:value-type="float">
            <text:p>10433.7927764519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date</text:p>
          </table:table-cell>
          <table:table-cell office:value-type="date" office:date-value="2009-06-13" calcext:value-type="date">
            <text:p>2009-06-13</text:p>
          </table:table-cell>
          <table:table-cell office:value-type="string" calcext:value-type="string">
            <text:p><text:s/>price</text:p>
          </table:table-cell>
          <table:table-cell office:value-type="float" office:value="1.4015" calcext:value-type="float">
            <text:p>1.4015</text:p>
          </table:table-cell>
          <table:table-cell office:value-type="string" calcext:value-type="string">
            <text:p><text:s/>Account Balance</text:p>
          </table:table-cell>
          <table:table-cell office:value-type="float" office:value="2172.99776812347" calcext:value-type="float">
            <text:p>2172.99776812347</text:p>
          </table:table-cell>
          <table:table-cell office:value-type="string" calcext:value-type="string">
            <text:p><text:s/>in play</text:p>
          </table:table-cell>
          <table:table-cell office:value-type="float" office:value="8260.79500832847" calcext:value-type="float">
            <text:p>8260.79500832847</text:p>
          </table:table-cell>
          <table:table-cell office:value-type="string" calcext:value-type="string">
            <text:p><text:s/>total</text:p>
          </table:table-cell>
          <table:table-cell office:value-type="float" office:value="10433.7927764519" calcext:value-type="float">
            <text:p>10433.7927764519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date</text:p>
          </table:table-cell>
          <table:table-cell office:value-type="date" office:date-value="2009-06-14" calcext:value-type="date">
            <text:p>2009-06-14</text:p>
          </table:table-cell>
          <table:table-cell office:value-type="string" calcext:value-type="string">
            <text:p><text:s/>price</text:p>
          </table:table-cell>
          <table:table-cell office:value-type="float" office:value="1.39763" calcext:value-type="float">
            <text:p>1.39763</text:p>
          </table:table-cell>
          <table:table-cell office:value-type="string" calcext:value-type="string">
            <text:p><text:s/>Account Balance</text:p>
          </table:table-cell>
          <table:table-cell office:value-type="float" office:value="2140.40280160162" calcext:value-type="float">
            <text:p>2140.40280160162</text:p>
          </table:table-cell>
          <table:table-cell office:value-type="string" calcext:value-type="string">
            <text:p><text:s/>in play</text:p>
          </table:table-cell>
          <table:table-cell office:value-type="float" office:value="8270.48921195151" calcext:value-type="float">
            <text:p>8270.48921195151</text:p>
          </table:table-cell>
          <table:table-cell office:value-type="string" calcext:value-type="string">
            <text:p><text:s/>total</text:p>
          </table:table-cell>
          <table:table-cell office:value-type="float" office:value="10410.8920135531" calcext:value-type="float">
            <text:p>10410.892013553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date</text:p>
          </table:table-cell>
          <table:table-cell office:value-type="date" office:date-value="2009-06-15" calcext:value-type="date">
            <text:p>2009-06-15</text:p>
          </table:table-cell>
          <table:table-cell office:value-type="string" calcext:value-type="string">
            <text:p><text:s/>price</text:p>
          </table:table-cell>
          <table:table-cell office:value-type="float" office:value="1.37737" calcext:value-type="float">
            <text:p>1.37737</text:p>
          </table:table-cell>
          <table:table-cell office:value-type="string" calcext:value-type="string">
            <text:p><text:s/>Account Balance</text:p>
          </table:table-cell>
          <table:table-cell office:value-type="float" office:value="2108.29675957759" calcext:value-type="float">
            <text:p>2108.29675957759</text:p>
          </table:table-cell>
          <table:table-cell office:value-type="string" calcext:value-type="string">
            <text:p><text:s/>in play</text:p>
          </table:table-cell>
          <table:table-cell office:value-type="float" office:value="8182.24109740652" calcext:value-type="float">
            <text:p>8182.24109740652</text:p>
          </table:table-cell>
          <table:table-cell office:value-type="string" calcext:value-type="string">
            <text:p><text:s/>total</text:p>
          </table:table-cell>
          <table:table-cell office:value-type="float" office:value="10290.5378569841" calcext:value-type="float">
            <text:p>10290.537856984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date</text:p>
          </table:table-cell>
          <table:table-cell office:value-type="date" office:date-value="2009-06-16" calcext:value-type="date">
            <text:p>2009-06-16</text:p>
          </table:table-cell>
          <table:table-cell office:value-type="string" calcext:value-type="string">
            <text:p><text:s/>price</text:p>
          </table:table-cell>
          <table:table-cell office:value-type="float" office:value="1.38143" calcext:value-type="float">
            <text:p>1.38143</text:p>
          </table:table-cell>
          <table:table-cell office:value-type="string" calcext:value-type="string">
            <text:p><text:s/>Account Balance</text:p>
          </table:table-cell>
          <table:table-cell office:value-type="float" office:value="2076.67230818393" calcext:value-type="float">
            <text:p>2076.67230818393</text:p>
          </table:table-cell>
          <table:table-cell office:value-type="string" calcext:value-type="string">
            <text:p><text:s/>in play</text:p>
          </table:table-cell>
          <table:table-cell office:value-type="float" office:value="8238.07712167323" calcext:value-type="float">
            <text:p>8238.07712167323</text:p>
          </table:table-cell>
          <table:table-cell office:value-type="string" calcext:value-type="string">
            <text:p><text:s/>total</text:p>
          </table:table-cell>
          <table:table-cell office:value-type="float" office:value="10314.7494298572" calcext:value-type="float">
            <text:p>10314.749429857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date</text:p>
          </table:table-cell>
          <table:table-cell office:value-type="date" office:date-value="2009-06-17" calcext:value-type="date">
            <text:p>2009-06-17</text:p>
          </table:table-cell>
          <table:table-cell office:value-type="string" calcext:value-type="string">
            <text:p><text:s/>price</text:p>
          </table:table-cell>
          <table:table-cell office:value-type="float" office:value="1.39681" calcext:value-type="float">
            <text:p>1.39681</text:p>
          </table:table-cell>
          <table:table-cell office:value-type="string" calcext:value-type="string">
            <text:p><text:s/>Account Balance</text:p>
          </table:table-cell>
          <table:table-cell office:value-type="float" office:value="2045.52222356117" calcext:value-type="float">
            <text:p>2045.52222356117</text:p>
          </table:table-cell>
          <table:table-cell office:value-type="string" calcext:value-type="string">
            <text:p><text:s/>in play</text:p>
          </table:table-cell>
          <table:table-cell office:value-type="float" office:value="8361.29174408135" calcext:value-type="float">
            <text:p>8361.29174408135</text:p>
          </table:table-cell>
          <table:table-cell office:value-type="string" calcext:value-type="string">
            <text:p><text:s/>total</text:p>
          </table:table-cell>
          <table:table-cell office:value-type="float" office:value="10406.8139676425" calcext:value-type="float">
            <text:p>10406.8139676425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date</text:p>
          </table:table-cell>
          <table:table-cell office:value-type="date" office:date-value="2009-06-18" calcext:value-type="date">
            <text:p>2009-06-18</text:p>
          </table:table-cell>
          <table:table-cell office:value-type="string" calcext:value-type="string">
            <text:p><text:s/>price</text:p>
          </table:table-cell>
          <table:table-cell office:value-type="float" office:value="1.3908" calcext:value-type="float">
            <text:p>1.3908</text:p>
          </table:table-cell>
          <table:table-cell office:value-type="string" calcext:value-type="string">
            <text:p><text:s/>Account Balance</text:p>
          </table:table-cell>
          <table:table-cell office:value-type="float" office:value="2014.83939020775" calcext:value-type="float">
            <text:p>2014.83939020775</text:p>
          </table:table-cell>
          <table:table-cell office:value-type="string" calcext:value-type="string">
            <text:p><text:s/>in play</text:p>
          </table:table-cell>
          <table:table-cell office:value-type="float" office:value="8355.8667551752" calcext:value-type="float">
            <text:p>8355.8667551752</text:p>
          </table:table-cell>
          <table:table-cell office:value-type="string" calcext:value-type="string">
            <text:p><text:s/>total</text:p>
          </table:table-cell>
          <table:table-cell office:value-type="float" office:value="10370.7061453829" calcext:value-type="float">
            <text:p>10370.7061453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2:22:05.494000000</dc:date>
    <meta:editing-duration>PT1M5S</meta:editing-duration>
    <meta:editing-cycles>1</meta:editing-cycles>
    <meta:document-statistic meta:table-count="1" meta:cell-count="1284" meta:object-count="1"/>
    <meta:generator>LibreOffice/24.2.0.3$Windows_X86_64 LibreOffice_project/da48488a73ddd66ea24cf16bbc4f7b9c08e9bea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output.L1:output.L107" svg:x="0.32cm" svg:y="0.18cm" svg:width="12.561cm" svg:height="8.64cm">
          <chart:coordinate-region svg:x="1.524cm" svg:y="0.379cm" svg:width="11.35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L1:output.L107" chart:class="chart:line">
            <chart:data-point chart:repeated="1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output.L1:output.L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8.94918071717">
                <text:p>9998.94918071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1.4089610826">
                <text:p>10001.4089610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1.4089610826">
                <text:p>10001.4089610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4.500623315">
                <text:p>10004.500623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98.91379255082">
                <text:p>9998.91379255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5.5355008303">
                <text:p>10005.5355008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12.7206163883">
                <text:p>10012.7206163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20.9943340993">
                <text:p>10020.9943340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24.1017049073">
                <text:p>10024.1017049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24.1017049073">
                <text:p>10024.1017049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18.3855500256">
                <text:p>10018.3855500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30.5594298073">
                <text:p>10030.5594298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38.6704867994">
                <text:p>10038.6704867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06.6032435995">
                <text:p>10106.6032435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33.910615289">
                <text:p>10133.910615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20.5460176575">
                <text:p>10120.5460176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20.5460176575">
                <text:p>10120.5460176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29.2068995049">
                <text:p>10129.20689950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27.4729580332">
                <text:p>10127.4729580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00.0465708657">
                <text:p>10100.04657086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19.4975315751">
                <text:p>10119.4975315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09.2893453114">
                <text:p>10109.2893453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55.2539107268">
                <text:p>10055.2539107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55.2539107268">
                <text:p>10055.2539107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50.1933976358">
                <text:p>10050.1933976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30.6684053255">
                <text:p>10030.6684053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48.2321079255">
                <text:p>10048.2321079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44.9330009307">
                <text:p>10044.9330009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06.9357526655">
                <text:p>10106.9357526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10.1388465262">
                <text:p>10110.1388465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10.1388465262">
                <text:p>10110.13884652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25.2058118294">
                <text:p>10125.2058118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61.4346484111">
                <text:p>10061.4346484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44.8980691203">
                <text:p>10044.8980691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39.5771437321">
                <text:p>10039.57714373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98.02064456313">
                <text:p>9998.020644563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18.7407066423">
                <text:p>10018.7407066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18.7407066423">
                <text:p>10018.7407066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8.2251885413">
                <text:p>10008.2251885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84.7612566322">
                <text:p>10084.7612566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46.957561607">
                <text:p>10046.957561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30.5012337851">
                <text:p>10030.5012337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17.405880093">
                <text:p>10017.4058800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64.72372108717">
                <text:p>9964.72372108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64.72372108717">
                <text:p>9964.72372108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50.99190376294">
                <text:p>9950.99190376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11.11097181482">
                <text:p>9911.110971814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23.48752929255">
                <text:p>9923.48752929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52.1809879755">
                <text:p>9952.1809879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99.65323459849">
                <text:p>9999.653234598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46.5280470738">
                <text:p>10046.5280470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46.5280470738">
                <text:p>10046.5280470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37.7124220105">
                <text:p>10037.712422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54.64734155411">
                <text:p>9954.647341554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01.08495346">
                <text:p>10001.08495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59.5861061904">
                <text:p>10059.58610619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50.1303326502">
                <text:p>10050.1303326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61.911941935">
                <text:p>10061.911941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61.911941935">
                <text:p>10061.9119419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69.5379203612">
                <text:p>10069.53792036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28.08656396">
                <text:p>10128.08656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76.4695010196">
                <text:p>10076.4695010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74.8337733951">
                <text:p>10074.8337733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15.40023854">
                <text:p>10115.400238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35.818773468">
                <text:p>10235.818773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35.818773468">
                <text:p>10235.818773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32.1877505226">
                <text:p>10232.1877505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09.0013964851">
                <text:p>10209.0013964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54.5192546617">
                <text:p>10254.51925466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186.8220050152">
                <text:p>10186.8220050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32.303490336">
                <text:p>10232.303490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63.567610858">
                <text:p>10163.5676108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63.567610858">
                <text:p>10163.567610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42.3614627731">
                <text:p>10142.36146277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92.2810877196">
                <text:p>10192.2810877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40.473571199">
                <text:p>10240.473571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313.5094442367">
                <text:p>10313.50944423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96.2101267537">
                <text:p>10396.21012675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25.2717847387">
                <text:p>10425.2717847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25.2717847387">
                <text:p>10425.27178473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441.316993886">
                <text:p>10441.3169938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32.440249864">
                <text:p>10432.4402498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23.2418022723">
                <text:p>10423.24180227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35.9068476486">
                <text:p>10335.90684764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399.3808841162">
                <text:p>10399.3808841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14.3656312676">
                <text:p>10514.36563126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14.3656312676">
                <text:p>10514.36563126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85.2364897568">
                <text:p>10485.23648975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27.922118399">
                <text:p>10527.922118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88.56066973">
                <text:p>10588.560669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05.910956071">
                <text:p>10505.910956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20.3654461487">
                <text:p>10520.36544614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05.0460170562">
                <text:p>10405.04601705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05.0460170562">
                <text:p>10405.04601705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10.5057354577">
                <text:p>10410.50573545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383.9517267466">
                <text:p>10383.95172674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61.353013252">
                <text:p>10461.3530132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18.2667117794">
                <text:p>10418.26671177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98.076297826">
                <text:p>10498.0762978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33.7927764519">
                <text:p>10433.79277645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33.7927764519">
                <text:p>10433.79277645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10.8920135531">
                <text:p>10410.89201355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90.5378569841">
                <text:p>10290.53785698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14.7494298572">
                <text:p>10314.74942985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06.8139676425">
                <text:p>10406.81396764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370.7061453829">
                <text:p>10370.7061453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